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8">
      <style:graphic-properties draw:fill="none" draw:stroke="solid" svg:stroke-width="0.0625in" svg:stroke-color="#000000" draw:marker-end="a717" svg:stroke-opacity="100%" draw:stroke-linejoin="miter" svg:stroke-linecap="butt"/>
    </style:style>
    <style:style style:family="graphic" style:name="a121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1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1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1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1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1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19">
      <style:graphic-properties draw:fill="none" draw:stroke="solid" svg:stroke-width="0.0625in" svg:stroke-color="#000000" svg:stroke-opacity="100%" draw:stroke-linejoin="miter" svg:stroke-linecap="but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1">
      <style:graphic-properties draw:fill="none" draw:stroke="solid" svg:stroke-width="0.0625in" svg:stroke-color="#000000" svg:stroke-opacity="100%" draw:stroke-linejoin="miter" svg:stroke-linecap="butt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solid" svg:stroke-width="0.0625in" svg:stroke-color="#000000" svg:stroke-opacity="100%" draw:stroke-linejoin="miter" svg:stroke-linecap="butt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draw:fill="none" draw:stroke="solid" svg:stroke-width="0.0625in" svg:stroke-color="#000000" draw:marker-end="a719" svg:stroke-opacity="100%" draw:stroke-linejoin="miter" svg:stroke-linecap="butt"/>
    </style:style>
    <style:style style:family="graphic" style:name="a72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2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2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2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2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2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2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2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2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2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28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7">
      <style:graphic-properties draw:fill="none" draw:stroke="dash" draw:stroke-dash="a996" svg:stroke-width="0.03125in" svg:stroke-color="#000000" svg:stroke-opacity="100%" draw:stroke-linejoin="miter" svg:stroke-linecap="butt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draw:fill="none" draw:stroke="dash" draw:stroke-dash="a998" svg:stroke-width="0.03125in" svg:stroke-color="#ffffff" svg:stroke-opacity="100%" draw:stroke-linejoin="miter" svg:stroke-linecap="butt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3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3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33">
      <style:graphic-properties draw:fill="none" draw:stroke="solid" svg:stroke-width="0.0625in" svg:stroke-color="#000000" svg:stroke-opacity="100%" draw:stroke-linejoin="miter" svg:stroke-linecap="butt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7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3">
      <style:graphic-properties draw:fill="none" draw:stroke="dash" draw:stroke-dash="a472" svg:stroke-width="0.03125in" svg:stroke-color="#ffffff" svg:stroke-opacity="100%" draw:stroke-linejoin="miter" svg:stroke-linecap="butt"/>
    </style:style>
    <style:style style:family="graphic" style:name="a475">
      <style:graphic-properties draw:fill="none" draw:stroke="dash" draw:stroke-dash="a474" svg:stroke-width="0.03125in" svg:stroke-color="#ffffff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5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5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753">
      <style:graphic-properties draw:fill="none" draw:stroke="solid" svg:stroke-width="0.0625in" svg:stroke-color="#000000" svg:stroke-opacity="100%" draw:stroke-linejoin="miter" svg:stroke-linecap="butt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5">
      <style:graphic-properties draw:fill="none" draw:stroke="dash" draw:stroke-dash="a1254" svg:stroke-width="0.03125in" svg:stroke-color="#ffffff" svg:stroke-opacity="100%" draw:stroke-linejoin="miter" svg:stroke-linecap="butt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0">
      <style:graphic-properties draw:fill="none" draw:stroke="solid" svg:stroke-width="0.0625in" svg:stroke-color="#000000" draw:marker-end="a499" svg:stroke-opacity="100%" draw:stroke-linejoin="miter" svg:stroke-linecap="butt"/>
    </style:style>
    <style:style style:family="graphic" style:name="a50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0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0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0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05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8">
      <style:graphic-properties draw:fill="none" draw:stroke="solid" svg:stroke-width="0.0625in" svg:stroke-color="#000000" draw:marker-end="a497" svg:stroke-opacity="100%" draw:stroke-linejoin="miter" svg:stroke-linecap="butt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1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1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1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1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15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1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14">
      <style:graphic-properties draw:fill="none" draw:stroke="dash" draw:stroke-dash="a1013" svg:stroke-width="0.03125in" svg:stroke-color="#ffffff" svg:stroke-opacity="100%" draw:stroke-linejoin="miter" svg:stroke-linecap="butt"/>
    </style:style>
    <style:style style:family="graphic" style:name="a1016">
      <style:graphic-properties draw:fill="none" draw:stroke="dash" draw:stroke-dash="a1015" svg:stroke-width="0.03125in" svg:stroke-color="#ffffff" svg:stroke-opacity="100%" draw:stroke-linejoin="miter" svg:stroke-linecap="butt"/>
    </style:style>
    <style:style style:family="graphic" style:name="a1018">
      <style:graphic-properties draw:fill="none" draw:stroke="dash" draw:stroke-dash="a1017" svg:stroke-width="0.03125in" svg:stroke-color="#000000" svg:stroke-opacity="100%" draw:stroke-linejoin="miter" svg:stroke-linecap="butt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2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2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2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2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25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1">
      <style:graphic-properties draw:fill="none" draw:stroke="dash" draw:stroke-dash="a790" svg:stroke-width="0.03125in" svg:stroke-color="#ffffff" svg:stroke-opacity="100%" draw:stroke-linejoin="miter" svg:stroke-linecap="but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draw:fill="none" draw:stroke="dash" draw:stroke-dash="a806" svg:stroke-width="0.03125in" svg:stroke-color="#ffffff" svg:stroke-opacity="100%" draw:stroke-linejoin="miter" svg:stroke-linecap="but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8">
      <style:graphic-properties draw:fill="none" draw:stroke="dash" draw:stroke-dash="a797" svg:stroke-width="0.03125in" svg:stroke-color="#ffffff" svg:stroke-opacity="100%" draw:stroke-linejoin="miter" svg:stroke-linecap="butt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625in" svg:stroke-color="#000000" draw:marker-end="a1032" svg:stroke-opacity="100%" draw:stroke-linejoin="miter" svg:stroke-linecap="butt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draw:fill="none" draw:stroke="solid" svg:stroke-width="0.0625in" svg:stroke-color="#000000" draw:marker-end="a1034" svg:stroke-opacity="100%" draw:stroke-linejoin="miter" svg:stroke-linecap="butt"/>
    </style:style>
    <style:style style:family="graphic" style:name="a103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37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625in" svg:stroke-color="#000000" svg:stroke-opacity="100%" draw:stroke-linejoin="miter" svg:stroke-linecap="but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7">
      <style:graphic-properties draw:fill="none" draw:stroke="solid" svg:stroke-width="0.0625in" svg:stroke-color="#000000" draw:marker-end="a816" svg:stroke-opacity="100%" draw:stroke-linejoin="miter" svg:stroke-linecap="butt"/>
    </style:style>
    <style:style style:family="graphic" style:name="a819">
      <style:graphic-properties draw:fill="none" draw:stroke="solid" svg:stroke-width="0.0625in" svg:stroke-color="#000000" draw:marker-end="a818" svg:stroke-opacity="100%" draw:stroke-linejoin="miter" svg:stroke-linecap="butt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draw:fill="none" draw:stroke="solid" svg:stroke-width="0.0625in" svg:stroke-color="#000000" svg:stroke-opacity="100%" draw:stroke-linejoin="miter" svg:stroke-linecap="but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3">
      <style:graphic-properties draw:fill="none" draw:stroke="solid" svg:stroke-width="0.0625in" svg:stroke-color="#000000" svg:stroke-opacity="100%" draw:stroke-linejoin="miter" svg:stroke-linecap="butt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45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2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2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2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2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2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2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29">
      <style:graphic-properties draw:fill="none" draw:stroke="solid" svg:stroke-width="0.0625in" svg:stroke-color="#000000" svg:stroke-opacity="100%" draw:stroke-linejoin="miter" svg:stroke-linecap="but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5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55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9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draw:fill="none" draw:stroke="solid" svg:stroke-width="0.0625in" svg:stroke-color="#000000" svg:stroke-opacity="100%" draw:stroke-linejoin="miter" svg:stroke-linecap="butt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3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60">
      <style:graphic-properties draw:fill="none" draw:stroke="solid" svg:stroke-width="0.0625in" svg:stroke-color="#000000" svg:stroke-opacity="100%" draw:stroke-linejoin="miter" svg:stroke-linecap="but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draw:fill="none" draw:stroke="solid" svg:stroke-width="0.0625in" svg:stroke-color="#000000" svg:stroke-opacity="100%" draw:stroke-linejoin="miter" svg:stroke-linecap="butt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62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draw:fill="none" draw:stroke="solid" svg:stroke-width="0.0625in" svg:stroke-color="#000000" svg:stroke-opacity="100%" draw:stroke-linejoin="miter" svg:stroke-linecap="but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6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6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6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4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6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4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4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4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4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45">
      <style:graphic-properties draw:fill="none" draw:stroke="solid" svg:stroke-width="0.0625in" svg:stroke-color="#000000" svg:stroke-opacity="100%" draw:stroke-linejoin="miter" svg:stroke-linecap="but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2">
      <style:graphic-properties draw:fill="none" draw:stroke="solid" svg:stroke-width="0.0625in" svg:stroke-color="#000000" svg:stroke-opacity="100%" draw:stroke-linejoin="miter" svg:stroke-linecap="butt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draw:fill="none" draw:stroke="solid" svg:stroke-width="0.0625in" svg:stroke-color="#000000" svg:stroke-opacity="100%" draw:stroke-linejoin="miter" svg:stroke-linecap="butt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7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077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draw:fill="none" draw:stroke="solid" svg:stroke-width="0.0625in" svg:stroke-color="#000000" draw:marker-end="a606" svg:stroke-opacity="100%" draw:stroke-linejoin="miter" svg:stroke-linecap="butt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draw:fill="none" draw:stroke="solid" svg:stroke-width="0.0625in" svg:stroke-color="#000000" draw:marker-end="a608" svg:stroke-opacity="100%" draw:stroke-linejoin="miter" svg:stroke-linecap="butt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8">
      <style:graphic-properties draw:fill="none" draw:stroke="dash" draw:stroke-dash="a597" svg:stroke-width="0.03125in" svg:stroke-color="#ffffff" svg:stroke-opacity="100%" draw:stroke-linejoin="miter" svg:stroke-linecap="butt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1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1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1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14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19">
      <style:graphic-properties draw:fill="none" draw:stroke="solid" svg:stroke-width="0.0625in" svg:stroke-color="#000000" svg:stroke-opacity="100%" draw:stroke-linejoin="miter" svg:stroke-linecap="butt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6">
      <style:graphic-properties draw:fill="none" draw:stroke="solid" svg:stroke-width="0.0625in" svg:stroke-color="#000000" draw:marker-end="a1115" svg:stroke-opacity="100%" draw:stroke-linejoin="miter" svg:stroke-linecap="butt"/>
    </style:style>
    <style:style style:family="graphic" style:name="a1118">
      <style:graphic-properties draw:fill="none" draw:stroke="solid" svg:stroke-width="0.0625in" svg:stroke-color="#000000" draw:marker-end="a1117" svg:stroke-opacity="100%" draw:stroke-linejoin="miter" svg:stroke-linecap="butt"/>
    </style:style>
    <style:style style:family="graphic" style:name="a1119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4">
      <style:graphic-properties draw:fill="none" draw:stroke="solid" svg:stroke-width="0.0625in" svg:stroke-color="#000000" draw:marker-end="a883" svg:stroke-opacity="100%" draw:stroke-linejoin="miter" svg:stroke-linecap="butt"/>
    </style:style>
    <style:style style:family="graphic" style:name="a886">
      <style:graphic-properties draw:fill="none" draw:stroke="solid" svg:stroke-width="0.0625in" svg:stroke-color="#000000" draw:marker-end="a885" svg:stroke-opacity="100%" draw:stroke-linejoin="miter" svg:stroke-linecap="butt"/>
    </style:style>
    <style:style style:family="graphic" style:name="a88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8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8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2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2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2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2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24">
      <style:graphic-properties draw:fill="none" draw:stroke="solid" svg:stroke-width="0.0625in" svg:stroke-color="#000000" svg:stroke-opacity="100%" draw:stroke-linejoin="miter" svg:stroke-linecap="but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draw:fill="none" draw:stroke="solid" svg:stroke-width="0.0625in" svg:stroke-color="#000000" svg:stroke-opacity="100%" draw:stroke-linejoin="miter" svg:stroke-linecap="but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3">
      <style:graphic-properties draw:fill="none" draw:stroke="solid" svg:stroke-width="0.0625in" svg:stroke-color="#000000" svg:stroke-opacity="100%" draw:stroke-linejoin="miter" svg:stroke-linecap="but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2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2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2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0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2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01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0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0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0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0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0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0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0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899">
      <style:graphic-properties draw:fill="none" draw:stroke="solid" svg:stroke-width="0.0625in" svg:stroke-color="#000000" svg:stroke-opacity="100%" draw:stroke-linejoin="miter" svg:stroke-linecap="but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1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14">
      <style:graphic-properties draw:fill="none" draw:stroke="solid" svg:stroke-width="0.0625in" svg:stroke-color="#000000" svg:stroke-opacity="100%" draw:stroke-linejoin="miter" svg:stroke-linecap="but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4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4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4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4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4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4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4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4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43">
      <style:graphic-properties draw:fill="none" draw:stroke="solid" svg:stroke-width="0.0625in" svg:stroke-color="#000000" svg:stroke-opacity="100%" draw:stroke-linejoin="miter" svg:stroke-linecap="but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4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4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47">
      <style:graphic-properties draw:fill="none" draw:stroke="solid" svg:stroke-width="0.0625in" svg:stroke-color="#000000" svg:stroke-opacity="100%" draw:stroke-linejoin="miter" svg:stroke-linecap="butt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82">
      <style:graphic-properties draw:fill="none" draw:stroke="solid" svg:stroke-width="0.0625in" svg:stroke-color="#000000" draw:marker-end="a381" svg:stroke-opacity="100%" draw:stroke-linejoin="miter" svg:stroke-linecap="butt"/>
    </style:style>
    <style:style style:family="graphic" style:name="a384">
      <style:graphic-properties draw:fill="none" draw:stroke="solid" svg:stroke-width="0.0625in" svg:stroke-color="#000000" draw:marker-end="a383" svg:stroke-opacity="100%" draw:stroke-linejoin="miter" svg:stroke-linecap="butt"/>
    </style:style>
    <style:style style:family="graphic" style:name="a38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8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8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8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8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0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4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0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4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0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4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0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4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0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4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0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4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0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4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0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4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0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09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399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5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11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53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12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54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8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draw:fill="none" draw:stroke="dash" draw:stroke-dash="a686" svg:stroke-width="0.03125in" svg:stroke-color="#ffffff" svg:stroke-opacity="100%" draw:stroke-linejoin="miter" svg:stroke-linecap="butt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9">
      <style:graphic-properties draw:fill="none" draw:stroke="dash" draw:stroke-dash="a688" svg:stroke-width="0.03125in" svg:stroke-color="#ffffff" svg:stroke-opacity="100%" draw:stroke-linejoin="miter" svg:stroke-linecap="butt"/>
    </style:style>
    <style:style style:family="graphic" style:name="a1185">
      <style:graphic-properties draw:fill="none" draw:stroke="dash" draw:stroke-dash="a1184" svg:stroke-width="0.03125in" svg:stroke-color="#ffffff" svg:stroke-opacity="100%" draw:stroke-linejoin="miter" svg:stroke-linecap="butt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draw:fill="none" draw:stroke="solid" svg:stroke-width="0.0625in" svg:stroke-color="#000000" draw:marker-end="a1187" svg:stroke-opacity="100%" draw:stroke-linejoin="miter" svg:stroke-linecap="butt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draw:fill="none" draw:stroke="solid" svg:stroke-width="0.0625in" svg:stroke-color="#000000" svg:stroke-opacity="100%" draw:stroke-linejoin="miter" svg:stroke-linecap="but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5">
      <style:graphic-properties draw:fill="none" draw:stroke="dash" draw:stroke-dash="a694" svg:stroke-width="0.03125in" svg:stroke-color="#ffffff" svg:stroke-opacity="100%" draw:stroke-linejoin="miter" svg:stroke-linecap="butt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draw:fill="none" draw:stroke="solid" svg:stroke-width="0.0625in" svg:stroke-color="#000000" draw:marker-end="a1189" svg:stroke-opacity="100%" draw:stroke-linejoin="miter" svg:stroke-linecap="butt"/>
    </style:style>
    <style:style style:family="graphic" style:name="a1191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draw:fill="none" draw:stroke="dash" draw:stroke-dash="a696" svg:stroke-width="0.03125in" svg:stroke-color="#ffffff" svg:stroke-opacity="100%" draw:stroke-linejoin="miter" svg:stroke-linecap="butt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draw:fill="none" draw:stroke="solid" svg:stroke-width="0.0625in" svg:stroke-color="#000000" svg:stroke-opacity="100%" draw:stroke-linejoin="miter" svg:stroke-linecap="but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3">
      <style:graphic-properties draw:fill="none" draw:stroke="solid" svg:stroke-width="0.0625in" svg:stroke-color="#000000" svg:stroke-opacity="100%" draw:stroke-linejoin="miter" svg:stroke-linecap="butt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95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96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1197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8">
      <style:graphic-properties draw:fill="none" draw:stroke="solid" svg:stroke-width="0.0625in" svg:stroke-color="#000000" svg:stroke-opacity="100%" draw:stroke-linejoin="miter" svg:stroke-linecap="but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draw:fill="none" draw:stroke="solid" svg:stroke-width="0.0625in" svg:stroke-color="#000000" svg:stroke-opacity="100%" draw:stroke-linejoin="miter" svg:stroke-linecap="but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none" draw:stroke="solid" svg:stroke-width="0.0625in" svg:stroke-color="#000000" svg:stroke-opacity="100%" draw:stroke-linejoin="miter" svg:stroke-linecap="butt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none" draw:stroke="solid" svg:stroke-width="0.0625in" svg:stroke-color="#000000" svg:stroke-opacity="100%" draw:stroke-linejoin="miter" svg:stroke-linecap="butt"/>
    </style:style>
    <style:style style:family="graphic" style:name="a439">
      <style:graphic-properties draw:fill="none" draw:stroke="solid" svg:stroke-width="0.0625in" svg:stroke-color="#000000" svg:stroke-opacity="100%" draw:stroke-linejoin="miter" svg:stroke-linecap="butt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connector draw:type="line" svg:x1="1.30435in" svg:y1="6.84058in" svg:x2="1.30435in" svg:y2="0.175in" draw:id="id63" draw:style-name="a382" draw:name="Connecteur droit avec flèche 8">
          <svg:title/>
          <svg:desc/>
        </draw:connector>
        <draw:connector draw:type="line" svg:x1="1.30435in" svg:y1="6.84058in" svg:x2="5.44927in" svg:y2="6.86156in" draw:id="id64" draw:style-name="a384" draw:name="Connecteur droit avec flèche 9">
          <svg:title/>
          <svg:desc/>
        </draw:connector>
        <draw:connector draw:type="line" svg:x1="1.34348in" svg:y1="6.61195in" svg:x2="1.12609in" svg:y2="6.61195in" draw:id="id65" draw:style-name="a385" draw:name="Connecteur droit 13">
          <svg:title/>
          <svg:desc/>
        </draw:connector>
        <draw:connector draw:type="line" svg:x1="1.34348in" svg:y1="6.37862in" svg:x2="1.12609in" svg:y2="6.37862in" draw:id="id66" draw:style-name="a386" draw:name="Connecteur droit 14">
          <svg:title/>
          <svg:desc/>
        </draw:connector>
        <draw:connector draw:type="line" svg:x1="1.34348in" svg:y1="6.15362in" svg:x2="1.12609in" svg:y2="6.15362in" draw:id="id67" draw:style-name="a387" draw:name="Connecteur droit 15">
          <svg:title/>
          <svg:desc/>
        </draw:connector>
        <draw:connector draw:type="line" svg:x1="1.34348in" svg:y1="5.92862in" svg:x2="1.12609in" svg:y2="5.92862in" draw:id="id68" draw:style-name="a388" draw:name="Connecteur droit 16">
          <svg:title/>
          <svg:desc/>
        </draw:connector>
        <draw:connector draw:type="line" svg:x1="1.34348in" svg:y1="5.71195in" svg:x2="1.05in" svg:y2="5.71195in" draw:id="id69" draw:style-name="a389" draw:name="Connecteur droit 17">
          <svg:title/>
          <svg:desc/>
        </draw:connector>
        <draw:connector draw:type="line" svg:x1="1.34348in" svg:y1="5.47862in" svg:x2="1.12609in" svg:y2="5.47862in" draw:id="id70" draw:style-name="a390" draw:name="Connecteur droit 19">
          <svg:title/>
          <svg:desc/>
        </draw:connector>
        <draw:connector draw:type="line" svg:x1="1.34348in" svg:y1="5.24529in" svg:x2="1.12609in" svg:y2="5.24529in" draw:id="id71" draw:style-name="a391" draw:name="Connecteur droit 20">
          <svg:title/>
          <svg:desc/>
        </draw:connector>
        <draw:connector draw:type="line" svg:x1="1.34348in" svg:y1="5.02029in" svg:x2="1.12609in" svg:y2="5.02029in" draw:id="id72" draw:style-name="a392" draw:name="Connecteur droit 21">
          <svg:title/>
          <svg:desc/>
        </draw:connector>
        <draw:connector draw:type="line" svg:x1="1.34348in" svg:y1="4.79529in" svg:x2="1.12609in" svg:y2="4.79529in" draw:id="id73" draw:style-name="a393" draw:name="Connecteur droit 22">
          <svg:title/>
          <svg:desc/>
        </draw:connector>
        <draw:connector draw:type="line" svg:x1="1.34348in" svg:y1="4.57862in" svg:x2="1.05in" svg:y2="4.57862in" draw:id="id74" draw:style-name="a394" draw:name="Connecteur droit 23">
          <svg:title/>
          <svg:desc/>
        </draw:connector>
        <draw:connector draw:type="line" svg:x1="1.34348in" svg:y1="4.34529in" svg:x2="1.12609in" svg:y2="4.34529in" draw:id="id75" draw:style-name="a395" draw:name="Connecteur droit 24">
          <svg:title/>
          <svg:desc/>
        </draw:connector>
        <draw:connector draw:type="line" svg:x1="1.34348in" svg:y1="4.11195in" svg:x2="1.12609in" svg:y2="4.11195in" draw:id="id76" draw:style-name="a396" draw:name="Connecteur droit 25">
          <svg:title/>
          <svg:desc/>
        </draw:connector>
        <draw:connector draw:type="line" svg:x1="1.34348in" svg:y1="3.88695in" svg:x2="1.12609in" svg:y2="3.88695in" draw:id="id77" draw:style-name="a397" draw:name="Connecteur droit 26">
          <svg:title/>
          <svg:desc/>
        </draw:connector>
        <draw:connector draw:type="line" svg:x1="1.34348in" svg:y1="3.66195in" svg:x2="1.12609in" svg:y2="3.66195in" draw:id="id78" draw:style-name="a398" draw:name="Connecteur droit 27">
          <svg:title/>
          <svg:desc/>
        </draw:connector>
        <draw:connector draw:type="line" svg:x1="1.34348in" svg:y1="3.44529in" svg:x2="1.05in" svg:y2="3.44529in" draw:id="id79" draw:style-name="a399" draw:name="Connecteur droit 28">
          <svg:title/>
          <svg:desc/>
        </draw:connector>
        <draw:connector draw:type="line" svg:x1="1.34348in" svg:y1="3.19891in" svg:x2="1.12609in" svg:y2="3.19891in" draw:id="id80" draw:style-name="a400" draw:name="Connecteur droit 29">
          <svg:title/>
          <svg:desc/>
        </draw:connector>
        <draw:connector draw:type="line" svg:x1="1.34348in" svg:y1="2.96557in" svg:x2="1.12609in" svg:y2="2.96557in" draw:id="id81" draw:style-name="a401" draw:name="Connecteur droit 30">
          <svg:title/>
          <svg:desc/>
        </draw:connector>
        <draw:connector draw:type="line" svg:x1="1.34348in" svg:y1="2.74057in" svg:x2="1.12609in" svg:y2="2.74057in" draw:id="id82" draw:style-name="a402" draw:name="Connecteur droit 31">
          <svg:title/>
          <svg:desc/>
        </draw:connector>
        <draw:connector draw:type="line" svg:x1="1.34348in" svg:y1="2.51557in" svg:x2="1.12609in" svg:y2="2.51557in" draw:id="id83" draw:style-name="a403" draw:name="Connecteur droit 32">
          <svg:title/>
          <svg:desc/>
        </draw:connector>
        <draw:connector draw:type="line" svg:x1="1.34348in" svg:y1="2.29891in" svg:x2="1.05in" svg:y2="2.29891in" draw:id="id84" draw:style-name="a404" draw:name="Connecteur droit 33">
          <svg:title/>
          <svg:desc/>
        </draw:connector>
        <draw:connector draw:type="line" svg:x1="1.34348in" svg:y1="2.07391in" svg:x2="1.12609in" svg:y2="2.07391in" draw:id="id85" draw:style-name="a405" draw:name="Connecteur droit 34">
          <svg:title/>
          <svg:desc/>
        </draw:connector>
        <draw:connector draw:type="line" svg:x1="1.34348in" svg:y1="1.84057in" svg:x2="1.12609in" svg:y2="1.84057in" draw:id="id86" draw:style-name="a406" draw:name="Connecteur droit 35">
          <svg:title/>
          <svg:desc/>
        </draw:connector>
        <draw:connector draw:type="line" svg:x1="1.34348in" svg:y1="1.61557in" svg:x2="1.12609in" svg:y2="1.61557in" draw:id="id87" draw:style-name="a407" draw:name="Connecteur droit 36">
          <svg:title/>
          <svg:desc/>
        </draw:connector>
        <draw:connector draw:type="line" svg:x1="1.34348in" svg:y1="1.39057in" svg:x2="1.12609in" svg:y2="1.39057in" draw:id="id88" draw:style-name="a408" draw:name="Connecteur droit 37">
          <svg:title/>
          <svg:desc/>
        </draw:connector>
        <draw:connector draw:type="line" svg:x1="1.34348in" svg:y1="1.17391in" svg:x2="1.05in" svg:y2="1.17391in" draw:id="id89" draw:style-name="a409" draw:name="Connecteur droit 38">
          <svg:title/>
          <svg:desc/>
        </draw:connector>
        <draw:connector draw:type="line" svg:x1="1.34348in" svg:y1="0.95724in" svg:x2="1.12609in" svg:y2="0.95724in" draw:id="id90" draw:style-name="a410" draw:name="Connecteur droit 40">
          <svg:title/>
          <svg:desc/>
        </draw:connector>
        <draw:connector draw:type="line" svg:x1="1.34348in" svg:y1="0.72391in" svg:x2="1.12609in" svg:y2="0.72391in" draw:id="id91" draw:style-name="a411" draw:name="Connecteur droit 41">
          <svg:title/>
          <svg:desc/>
        </draw:connector>
        <draw:connector draw:type="line" svg:x1="1.34348in" svg:y1="0.49891in" svg:x2="1.12609in" svg:y2="0.49891in" draw:id="id92" draw:style-name="a412" draw:name="Connecteur droit 42">
          <svg:title/>
          <svg:desc/>
        </draw:connector>
        <draw:frame draw:id="id93" draw:style-name="a416" draw:name="ZoneTexte 51" svg:x="0.38889in" svg:y="5.51305in" svg:width="0.66799in" svg:height="0.40391in">
          <draw:text-box>
            <text:p text:style-name="a415" text:class-names="" text:cond-style-name=""><text:span text:style-name="a413" text:class-names="">50%</text:span><text:span text:style-name="a414" text:class-names=""/></text:p>
          </draw:text-box>
          <svg:title/>
          <svg:desc/>
        </draw:frame>
        <draw:frame draw:id="id94" draw:style-name="a420" draw:name="ZoneTexte 52" svg:x="0.29347in" svg:y="4.36195in" svg:width="0.76342in" svg:height="0.40391in">
          <draw:text-box>
            <text:p text:style-name="a419" text:class-names="" text:cond-style-name=""><text:span text:style-name="a417" text:class-names="">100%</text:span><text:span text:style-name="a418" text:class-names=""/></text:p>
          </draw:text-box>
          <svg:title/>
          <svg:desc/>
        </draw:frame>
        <draw:frame draw:id="id95" draw:style-name="a424" draw:name="ZoneTexte 53" svg:x="0.30651in" svg:y="3.22862in" svg:width="0.76342in" svg:height="0.40391in">
          <draw:text-box>
            <text:p text:style-name="a423" text:class-names="" text:cond-style-name=""><text:span text:style-name="a421" text:class-names="">150%</text:span><text:span text:style-name="a422" text:class-names=""/></text:p>
          </draw:text-box>
          <svg:title/>
          <svg:desc/>
        </draw:frame>
        <draw:frame draw:id="id96" draw:style-name="a428" draw:name="ZoneTexte 54" svg:x="0.29347in" svg:y="2.10362in" svg:width="0.78117in" svg:height="0.40391in">
          <draw:text-box>
            <text:p text:style-name="a427" text:class-names="" text:cond-style-name=""><text:span text:style-name="a425" text:class-names="">200%</text:span><text:span text:style-name="a426" text:class-names=""/></text:p>
          </draw:text-box>
          <svg:title/>
          <svg:desc/>
        </draw:frame>
        <draw:frame draw:id="id97" draw:style-name="a432" draw:name="ZoneTexte 55" svg:x="0.30651in" svg:y="0.95615in" svg:width="0.76958in" svg:height="0.40391in">
          <draw:text-box>
            <text:p text:style-name="a431" text:class-names="" text:cond-style-name=""><text:span text:style-name="a429" text:class-names="">250%</text:span><text:span text:style-name="a430" text:class-names=""/></text:p>
          </draw:text-box>
          <svg:title/>
          <svg:desc/>
        </draw:frame>
        <draw:frame draw:id="id98" draw:style-name="a436" draw:name="ZoneTexte 56" svg:x="0.95145in" svg:y="6.76058in" svg:width="0.56666in" svg:height="0.40391in">
          <draw:text-box>
            <text:p text:style-name="a435" text:class-names="" text:cond-style-name=""><text:span text:style-name="a433" text:class-names="">0</text:span><text:span text:style-name="a434" text:class-names=""/></text:p>
          </draw:text-box>
          <svg:title/>
          <svg:desc/>
        </draw:frame>
        <draw:connector draw:type="line" svg:x1="2.29312in" svg:y1="6.8292in" svg:x2="2.29312in" svg:y2="7.03115in" draw:id="id99" draw:style-name="a437" draw:name="Connecteur droit 58">
          <svg:title/>
          <svg:desc/>
        </draw:connector>
        <draw:connector draw:type="line" svg:x1="3.36534in" svg:y1="6.8292in" svg:x2="3.36534in" svg:y2="7.03115in" draw:id="id100" draw:style-name="a438" draw:name="Connecteur droit 59">
          <svg:title/>
          <svg:desc/>
        </draw:connector>
        <draw:connector draw:type="line" svg:x1="4.40145in" svg:y1="6.84058in" svg:x2="4.40145in" svg:y2="7.04253in" draw:id="id101" draw:style-name="a439" draw:name="Connecteur droit 60">
          <svg:title/>
          <svg:desc/>
        </draw:connector>
        <draw:connector draw:type="line" svg:x1="1.72645in" svg:y1="6.8292in" svg:x2="1.72645in" svg:y2="7.03115in" draw:id="id102" draw:style-name="a440" draw:name="Connecteur droit 67">
          <svg:title/>
          <svg:desc/>
        </draw:connector>
        <draw:connector draw:type="line" svg:x1="2.81812in" svg:y1="6.84489in" svg:x2="2.81812in" svg:y2="7.04684in" draw:id="id103" draw:style-name="a441" draw:name="Connecteur droit 68">
          <svg:title/>
          <svg:desc/>
        </draw:connector>
        <draw:connector draw:type="line" svg:x1="3.90145in" svg:y1="6.8334in" svg:x2="3.90145in" svg:y2="7.03535in" draw:id="id104" draw:style-name="a442" draw:name="Connecteur droit 69">
          <svg:title/>
          <svg:desc/>
        </draw:connector>
        <draw:connector draw:type="line" svg:x1="4.88478in" svg:y1="6.84076in" svg:x2="4.88478in" svg:y2="7.04271in" draw:id="id105" draw:style-name="a443" draw:name="Connecteur droit 70">
          <svg:title/>
          <svg:desc/>
        </draw:connector>
        <draw:frame draw:id="id106" draw:style-name="a447" draw:name="ZoneTexte 80" svg:x="3.75979in" svg:y="7.05604in" svg:width="0.30066in" svg:height="0.40391in">
          <draw:text-box>
            <text:p text:style-name="a446" text:class-names="" text:cond-style-name=""><text:span text:style-name="a444" text:class-names="">5</text:span><text:span text:style-name="a445" text:class-names=""/></text:p>
          </draw:text-box>
          <svg:title/>
          <svg:desc/>
        </draw:frame>
        <draw:custom-shape svg:x="1.34348in" svg:y="4.98443in" svg:width="3.54129in" svg:height="1.84262in" draw:id="id107" draw:style-name="a451" draw:name="Rectangle 84">
          <svg:title/>
          <svg:desc/>
          <text:p text:style-name="a450" text:class-names="" text:cond-style-name=""><text:span text:style-name="a448" text:class-names="">B</text:span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455" draw:name="ZoneTexte 85" svg:x="0.4302in" svg:y="4.81833in" svg:width="0.64022in" svg:height="0.40391in">
          <draw:text-box>
            <text:p text:style-name="a454" text:class-names="" text:cond-style-name=""><text:span text:style-name="a452" text:class-names="">80%</text:span><text:span text:style-name="a453" text:class-names=""/></text:p>
          </draw:text-box>
          <svg:title/>
          <svg:desc/>
        </draw:frame>
        <draw:custom-shape svg:x="1.34348in" svg:y="3.19057in" svg:width="3.05797in" svg:height="1.78442in" draw:id="id109" draw:style-name="a459" draw:name="Rectangle 86">
          <svg:title/>
          <svg:desc/>
          <text:p text:style-name="a458" text:class-names="" text:cond-style-name=""><text:span text:style-name="a456" text:class-names="">A</text:span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6533in" svg:y="2.84575in" svg:width="1.03611in" svg:height="0.33846in" draw:id="id110" draw:style-name="a463" draw:name="Rectangle 87">
          <svg:title/>
          <svg:desc/>
          <text:p text:style-name="a462" text:class-names="" text:cond-style-name=""><text:span text:style-name="a460" text:class-names="">D</text:span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68in" svg:y="1.52428in" svg:width="2.01853in" svg:height="1.65276in" draw:id="id111" draw:style-name="a467" draw:name="Rectangle 88">
          <svg:title/>
          <svg:desc/>
          <text:p text:style-name="a466" text:class-names="" text:cond-style-name=""><text:span text:style-name="a464" text:class-names="">C</text:span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0145in" svg:y="4.70289in" svg:width="0.48332in" svg:height="0.268in" draw:id="id112" draw:style-name="a471" draw:name="Rectangle 89">
          <svg:title/>
          <svg:desc/>
          <text:p text:style-name="a470" text:class-names="" text:cond-style-name=""><text:span text:style-name="a468" text:class-names="">D</text:span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36699in" svg:y1="2.85211in" svg:x2="1.34514in" svg:y2="2.85211in" draw:id="id113" draw:style-name="a473" draw:name="Connecteur droit 91">
          <svg:title/>
          <svg:desc/>
        </draw:connector>
        <draw:connector draw:type="line" svg:x1="4.41812in" svg:y1="6.86156in" svg:x2="4.41812in" svg:y2="3.22862in" draw:id="id114" draw:style-name="a475" draw:name="Connecteur droit 92">
          <svg:title/>
          <svg:desc/>
        </draw:connector>
        <draw:frame draw:id="id115" draw:style-name="a479" draw:name="ZoneTexte 94" svg:x="0.4172in" svg:y="2.64201in" svg:width="0.76342in" svg:height="0.40391in">
          <draw:text-box>
            <text:p text:style-name="a478" text:class-names="" text:cond-style-name=""><text:span text:style-name="a476" text:class-names="">175%</text:span><text:span text:style-name="a477" text:class-names=""/></text:p>
          </draw:text-box>
          <svg:title/>
          <svg:desc/>
        </draw:frame>
        <draw:frame draw:id="id116" draw:style-name="a485" draw:name="ZoneTexte 95" svg:x="0.4302in" svg:y="1.33946in" svg:width="0.76342in" svg:height="0.40391in">
          <draw:text-box>
            <text:p text:style-name="a484" text:class-names="" text:cond-style-name=""><text:span text:style-name="a480" text:class-names="">23</text:span><text:span text:style-name="a481" text:class-names="">5</text:span><text:span text:style-name="a482" text:class-names="">%</text:span><text:span text:style-name="a483" text:class-names=""/></text:p>
          </draw:text-box>
          <svg:title/>
          <svg:desc/>
        </draw:frame>
        <draw:frame draw:id="id117" draw:style-name="a488" draw:name="ZoneTexte 96" svg:x="4.24312in" svg:y="7.03775in" svg:width="0.30066in" svg:height="0.40391in">
          <draw:text-box>
            <text:p text:style-name="a487" text:class-names="" text:cond-style-name=""><text:span text:style-name="a486" text:class-names="">6</text:span></text:p>
          </draw:text-box>
          <svg:title/>
          <svg:desc/>
        </draw:frame>
        <draw:frame draw:id="id118" draw:style-name="a491" draw:name="ZoneTexte 97" svg:x="4.71779in" svg:y="7.05307in" svg:width="0.30066in" svg:height="0.40391in">
          <draw:text-box>
            <text:p text:style-name="a490" text:class-names="" text:cond-style-name=""><text:span text:style-name="a489" text:class-names="">7</text:span></text:p>
          </draw:text-box>
          <svg:title/>
          <svg:desc/>
        </draw:frame>
        <draw:frame draw:id="id119" draw:style-name="a495" draw:name="ZoneTexte 99" svg:x="7.04348in" svg:y="1.32232in" svg:width="4.15942in" svg:height="0.63952in">
          <draw:text-box>
            <text:p text:style-name="a494" text:class-names="" text:cond-style-name=""><text:span text:style-name="a492" text:class-names="">Bureau d’étude</text:span><text:span text:style-name="a493" text:class-names=""/></text:p>
          </draw:text-box>
          <svg:title/>
          <svg:desc/>
        </draw:frame>
      </draw:page>
      <draw:page draw:name="Slide2" draw:style-name="a496" draw:master-page-name="Master1-Layout1-title-Diapositive-de-titre" presentation:presentation-page-layout-name="Master1-PPL1" draw:id="Slide-257">
        <draw:connector draw:type="line" svg:x1="1.30435in" svg:y1="6.84058in" svg:x2="1.30435in" svg:y2="0.175in" draw:id="id120" draw:style-name="a498" draw:name="Connecteur droit avec flèche 8">
          <svg:title/>
          <svg:desc/>
        </draw:connector>
        <draw:connector draw:type="line" svg:x1="1.30435in" svg:y1="6.84058in" svg:x2="5.79365in" svg:y2="6.87434in" draw:id="id121" draw:style-name="a500" draw:name="Connecteur droit avec flèche 9">
          <svg:title/>
          <svg:desc/>
        </draw:connector>
        <draw:connector draw:type="line" svg:x1="1.34348in" svg:y1="6.61195in" svg:x2="1.12609in" svg:y2="6.61195in" draw:id="id122" draw:style-name="a501" draw:name="Connecteur droit 13">
          <svg:title/>
          <svg:desc/>
        </draw:connector>
        <draw:connector draw:type="line" svg:x1="1.34348in" svg:y1="6.37862in" svg:x2="1.12609in" svg:y2="6.37862in" draw:id="id123" draw:style-name="a502" draw:name="Connecteur droit 14">
          <svg:title/>
          <svg:desc/>
        </draw:connector>
        <draw:connector draw:type="line" svg:x1="1.34348in" svg:y1="6.15362in" svg:x2="1.12609in" svg:y2="6.15362in" draw:id="id124" draw:style-name="a503" draw:name="Connecteur droit 15">
          <svg:title/>
          <svg:desc/>
        </draw:connector>
        <draw:connector draw:type="line" svg:x1="1.34348in" svg:y1="5.92862in" svg:x2="1.12609in" svg:y2="5.92862in" draw:id="id125" draw:style-name="a504" draw:name="Connecteur droit 16">
          <svg:title/>
          <svg:desc/>
        </draw:connector>
        <draw:connector draw:type="line" svg:x1="1.34348in" svg:y1="5.71195in" svg:x2="1.05in" svg:y2="5.71195in" draw:id="id126" draw:style-name="a505" draw:name="Connecteur droit 17">
          <svg:title/>
          <svg:desc/>
        </draw:connector>
        <draw:connector draw:type="line" svg:x1="1.34348in" svg:y1="5.47862in" svg:x2="1.12609in" svg:y2="5.47862in" draw:id="id127" draw:style-name="a506" draw:name="Connecteur droit 19">
          <svg:title/>
          <svg:desc/>
        </draw:connector>
        <draw:connector draw:type="line" svg:x1="1.34348in" svg:y1="5.24529in" svg:x2="1.12609in" svg:y2="5.24529in" draw:id="id128" draw:style-name="a507" draw:name="Connecteur droit 20">
          <svg:title/>
          <svg:desc/>
        </draw:connector>
        <draw:connector draw:type="line" svg:x1="1.34348in" svg:y1="5.02029in" svg:x2="1.12609in" svg:y2="5.02029in" draw:id="id129" draw:style-name="a508" draw:name="Connecteur droit 21">
          <svg:title/>
          <svg:desc/>
        </draw:connector>
        <draw:connector draw:type="line" svg:x1="1.34348in" svg:y1="4.79529in" svg:x2="1.12609in" svg:y2="4.79529in" draw:id="id130" draw:style-name="a509" draw:name="Connecteur droit 22">
          <svg:title/>
          <svg:desc/>
        </draw:connector>
        <draw:connector draw:type="line" svg:x1="1.34348in" svg:y1="4.57862in" svg:x2="1.05in" svg:y2="4.57862in" draw:id="id131" draw:style-name="a510" draw:name="Connecteur droit 23">
          <svg:title/>
          <svg:desc/>
        </draw:connector>
        <draw:connector draw:type="line" svg:x1="1.34348in" svg:y1="4.34529in" svg:x2="1.12609in" svg:y2="4.34529in" draw:id="id132" draw:style-name="a511" draw:name="Connecteur droit 24">
          <svg:title/>
          <svg:desc/>
        </draw:connector>
        <draw:connector draw:type="line" svg:x1="1.34348in" svg:y1="4.11195in" svg:x2="1.12609in" svg:y2="4.11195in" draw:id="id133" draw:style-name="a512" draw:name="Connecteur droit 25">
          <svg:title/>
          <svg:desc/>
        </draw:connector>
        <draw:connector draw:type="line" svg:x1="1.34348in" svg:y1="3.88695in" svg:x2="1.12609in" svg:y2="3.88695in" draw:id="id134" draw:style-name="a513" draw:name="Connecteur droit 26">
          <svg:title/>
          <svg:desc/>
        </draw:connector>
        <draw:connector draw:type="line" svg:x1="1.34348in" svg:y1="3.66195in" svg:x2="1.12609in" svg:y2="3.66195in" draw:id="id135" draw:style-name="a514" draw:name="Connecteur droit 27">
          <svg:title/>
          <svg:desc/>
        </draw:connector>
        <draw:connector draw:type="line" svg:x1="1.34348in" svg:y1="3.44529in" svg:x2="1.05in" svg:y2="3.44529in" draw:id="id136" draw:style-name="a515" draw:name="Connecteur droit 28">
          <svg:title/>
          <svg:desc/>
        </draw:connector>
        <draw:connector draw:type="line" svg:x1="1.34348in" svg:y1="3.19891in" svg:x2="1.12609in" svg:y2="3.19891in" draw:id="id137" draw:style-name="a516" draw:name="Connecteur droit 29">
          <svg:title/>
          <svg:desc/>
        </draw:connector>
        <draw:connector draw:type="line" svg:x1="1.34348in" svg:y1="2.96557in" svg:x2="1.12609in" svg:y2="2.96557in" draw:id="id138" draw:style-name="a517" draw:name="Connecteur droit 30">
          <svg:title/>
          <svg:desc/>
        </draw:connector>
        <draw:connector draw:type="line" svg:x1="1.34348in" svg:y1="2.74057in" svg:x2="1.12609in" svg:y2="2.74057in" draw:id="id139" draw:style-name="a518" draw:name="Connecteur droit 31">
          <svg:title/>
          <svg:desc/>
        </draw:connector>
        <draw:connector draw:type="line" svg:x1="1.34348in" svg:y1="2.51557in" svg:x2="1.12609in" svg:y2="2.51557in" draw:id="id140" draw:style-name="a519" draw:name="Connecteur droit 32">
          <svg:title/>
          <svg:desc/>
        </draw:connector>
        <draw:connector draw:type="line" svg:x1="1.34348in" svg:y1="2.29891in" svg:x2="1.05in" svg:y2="2.29891in" draw:id="id141" draw:style-name="a520" draw:name="Connecteur droit 33">
          <svg:title/>
          <svg:desc/>
        </draw:connector>
        <draw:connector draw:type="line" svg:x1="1.34348in" svg:y1="2.07391in" svg:x2="1.12609in" svg:y2="2.07391in" draw:id="id142" draw:style-name="a521" draw:name="Connecteur droit 34">
          <svg:title/>
          <svg:desc/>
        </draw:connector>
        <draw:connector draw:type="line" svg:x1="1.34348in" svg:y1="1.84057in" svg:x2="1.12609in" svg:y2="1.84057in" draw:id="id143" draw:style-name="a522" draw:name="Connecteur droit 35">
          <svg:title/>
          <svg:desc/>
        </draw:connector>
        <draw:connector draw:type="line" svg:x1="1.34348in" svg:y1="1.61557in" svg:x2="1.12609in" svg:y2="1.61557in" draw:id="id144" draw:style-name="a523" draw:name="Connecteur droit 36">
          <svg:title/>
          <svg:desc/>
        </draw:connector>
        <draw:connector draw:type="line" svg:x1="1.34348in" svg:y1="1.39057in" svg:x2="1.12609in" svg:y2="1.39057in" draw:id="id145" draw:style-name="a524" draw:name="Connecteur droit 37">
          <svg:title/>
          <svg:desc/>
        </draw:connector>
        <draw:connector draw:type="line" svg:x1="1.34348in" svg:y1="1.17391in" svg:x2="1.05in" svg:y2="1.17391in" draw:id="id146" draw:style-name="a525" draw:name="Connecteur droit 38">
          <svg:title/>
          <svg:desc/>
        </draw:connector>
        <draw:connector draw:type="line" svg:x1="1.34348in" svg:y1="0.95724in" svg:x2="1.12609in" svg:y2="0.95724in" draw:id="id147" draw:style-name="a526" draw:name="Connecteur droit 40">
          <svg:title/>
          <svg:desc/>
        </draw:connector>
        <draw:connector draw:type="line" svg:x1="1.34348in" svg:y1="0.72391in" svg:x2="1.12609in" svg:y2="0.72391in" draw:id="id148" draw:style-name="a527" draw:name="Connecteur droit 41">
          <svg:title/>
          <svg:desc/>
        </draw:connector>
        <draw:connector draw:type="line" svg:x1="1.34348in" svg:y1="0.49891in" svg:x2="1.12609in" svg:y2="0.49891in" draw:id="id149" draw:style-name="a528" draw:name="Connecteur droit 42">
          <svg:title/>
          <svg:desc/>
        </draw:connector>
        <draw:frame draw:id="id150" draw:style-name="a532" draw:name="ZoneTexte 51" svg:x="0.38889in" svg:y="5.51305in" svg:width="0.66799in" svg:height="0.40391in">
          <draw:text-box>
            <text:p text:style-name="a531" text:class-names="" text:cond-style-name=""><text:span text:style-name="a529" text:class-names="">50%</text:span><text:span text:style-name="a530" text:class-names=""/></text:p>
          </draw:text-box>
          <svg:title/>
          <svg:desc/>
        </draw:frame>
        <draw:frame draw:id="id151" draw:style-name="a536" draw:name="ZoneTexte 52" svg:x="0.29347in" svg:y="4.36195in" svg:width="0.76342in" svg:height="0.40391in">
          <draw:text-box>
            <text:p text:style-name="a535" text:class-names="" text:cond-style-name=""><text:span text:style-name="a533" text:class-names="">100%</text:span><text:span text:style-name="a534" text:class-names=""/></text:p>
          </draw:text-box>
          <svg:title/>
          <svg:desc/>
        </draw:frame>
        <draw:frame draw:id="id152" draw:style-name="a540" draw:name="ZoneTexte 53" svg:x="0.30651in" svg:y="3.22862in" svg:width="0.76342in" svg:height="0.40391in">
          <draw:text-box>
            <text:p text:style-name="a539" text:class-names="" text:cond-style-name=""><text:span text:style-name="a537" text:class-names="">150%</text:span><text:span text:style-name="a538" text:class-names=""/></text:p>
          </draw:text-box>
          <svg:title/>
          <svg:desc/>
        </draw:frame>
        <draw:frame draw:id="id153" draw:style-name="a544" draw:name="ZoneTexte 54" svg:x="0.29347in" svg:y="2.10362in" svg:width="0.78117in" svg:height="0.40391in">
          <draw:text-box>
            <text:p text:style-name="a543" text:class-names="" text:cond-style-name=""><text:span text:style-name="a541" text:class-names="">200%</text:span><text:span text:style-name="a542" text:class-names=""/></text:p>
          </draw:text-box>
          <svg:title/>
          <svg:desc/>
        </draw:frame>
        <draw:frame draw:id="id154" draw:style-name="a548" draw:name="ZoneTexte 55" svg:x="0.30651in" svg:y="0.95615in" svg:width="0.76958in" svg:height="0.40391in">
          <draw:text-box>
            <text:p text:style-name="a547" text:class-names="" text:cond-style-name=""><text:span text:style-name="a545" text:class-names="">250%</text:span><text:span text:style-name="a546" text:class-names=""/></text:p>
          </draw:text-box>
          <svg:title/>
          <svg:desc/>
        </draw:frame>
        <draw:frame draw:id="id155" draw:style-name="a552" draw:name="ZoneTexte 56" svg:x="0.95145in" svg:y="6.76058in" svg:width="0.56666in" svg:height="0.40391in">
          <draw:text-box>
            <text:p text:style-name="a551" text:class-names="" text:cond-style-name=""><text:span text:style-name="a549" text:class-names="">0</text:span><text:span text:style-name="a550" text:class-names=""/></text:p>
          </draw:text-box>
          <svg:title/>
          <svg:desc/>
        </draw:frame>
        <draw:connector draw:type="line" svg:x1="2.29312in" svg:y1="6.8292in" svg:x2="2.29312in" svg:y2="7.03115in" draw:id="id156" draw:style-name="a553" draw:name="Connecteur droit 58">
          <svg:title/>
          <svg:desc/>
        </draw:connector>
        <draw:connector draw:type="line" svg:x1="3.36534in" svg:y1="6.8292in" svg:x2="3.36534in" svg:y2="7.03115in" draw:id="id157" draw:style-name="a554" draw:name="Connecteur droit 59">
          <svg:title/>
          <svg:desc/>
        </draw:connector>
        <draw:connector draw:type="line" svg:x1="4.40145in" svg:y1="6.84058in" svg:x2="4.40145in" svg:y2="7.04253in" draw:id="id158" draw:style-name="a555" draw:name="Connecteur droit 60">
          <svg:title/>
          <svg:desc/>
        </draw:connector>
        <draw:connector draw:type="line" svg:x1="5.38478in" svg:y1="6.85409in" svg:x2="5.38478in" svg:y2="7.05604in" draw:id="id159" draw:style-name="a556" draw:name="Connecteur droit 61">
          <svg:title/>
          <svg:desc/>
        </draw:connector>
        <draw:connector draw:type="line" svg:x1="1.72645in" svg:y1="6.8292in" svg:x2="1.72645in" svg:y2="7.03115in" draw:id="id160" draw:style-name="a557" draw:name="Connecteur droit 67">
          <svg:title/>
          <svg:desc/>
        </draw:connector>
        <draw:connector draw:type="line" svg:x1="2.81812in" svg:y1="6.84489in" svg:x2="2.81812in" svg:y2="7.04684in" draw:id="id161" draw:style-name="a558" draw:name="Connecteur droit 68">
          <svg:title/>
          <svg:desc/>
        </draw:connector>
        <draw:connector draw:type="line" svg:x1="3.90145in" svg:y1="6.8334in" svg:x2="3.90145in" svg:y2="7.03535in" draw:id="id162" draw:style-name="a559" draw:name="Connecteur droit 69">
          <svg:title/>
          <svg:desc/>
        </draw:connector>
        <draw:connector draw:type="line" svg:x1="4.88478in" svg:y1="6.84076in" svg:x2="4.88478in" svg:y2="7.04271in" draw:id="id163" draw:style-name="a560" draw:name="Connecteur droit 70">
          <svg:title/>
          <svg:desc/>
        </draw:connector>
        <draw:frame draw:id="id164" draw:style-name="a564" draw:name="ZoneTexte 80" svg:x="3.75979in" svg:y="7.05604in" svg:width="0.56666in" svg:height="0.40391in">
          <draw:text-box>
            <text:p text:style-name="a563" text:class-names="" text:cond-style-name=""><text:span text:style-name="a561" text:class-names="">5</text:span><text:span text:style-name="a562" text:class-names=""/></text:p>
          </draw:text-box>
          <svg:title/>
          <svg:desc/>
        </draw:frame>
        <draw:custom-shape svg:x="1.31957in" svg:y="4.57822in" svg:width="3.54129in" svg:height="2.24883in" draw:id="id165" draw:style-name="a568" draw:name="Rectangle 84">
          <svg:title/>
          <svg:desc/>
          <text:p text:style-name="a567" text:class-names="" text:cond-style-name=""><text:span text:style-name="a565" text:class-names="">B</text:span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6" draw:style-name="a572" draw:name="ZoneTexte 77" svg:x="7.04348in" svg:y="1.32232in" svg:width="4.15942in" svg:height="0.63952in">
          <draw:text-box>
            <text:p text:style-name="a571" text:class-names="" text:cond-style-name=""><text:span text:style-name="a569" text:class-names="">Chaîne de fabrication</text:span><text:span text:style-name="a570" text:class-names=""/></text:p>
          </draw:text-box>
          <svg:title/>
          <svg:desc/>
        </draw:frame>
        <draw:custom-shape svg:x="1.3174in" svg:y="2.75195in" svg:width="3.05797in" svg:height="1.81057in" draw:id="id167" draw:style-name="a576" draw:name="Rectangle 79">
          <svg:title/>
          <svg:desc/>
          <text:p text:style-name="a575" text:class-names="" text:cond-style-name=""><text:span text:style-name="a573" text:class-names="">A</text:span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523in" svg:y="0.50826in" svg:width="1.03611in" svg:height="2.24333in" draw:id="id168" draw:style-name="a580" draw:name="Rectangle 86">
          <svg:title/>
          <svg:desc/>
          <text:p text:style-name="a579" text:class-names="" text:cond-style-name=""><text:span text:style-name="a577" text:class-names="">D</text:span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1957in" svg:y="0.51029in" svg:width="2.01853in" svg:height="2.24333in" draw:id="id169" draw:style-name="a584" draw:name="Rectangle 87">
          <svg:title/>
          <svg:desc/>
          <text:p text:style-name="a583" text:class-names="" text:cond-style-name=""><text:span text:style-name="a581" text:class-names="">C</text:span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0" draw:style-name="a588" draw:name="ZoneTexte 88" svg:x="0.46521in" svg:y="0.26724in" svg:width="0.76958in" svg:height="0.40391in">
          <draw:text-box>
            <text:p text:style-name="a587" text:class-names="" text:cond-style-name=""><text:span text:style-name="a585" text:class-names="">280%</text:span><text:span text:style-name="a586" text:class-names=""/></text:p>
          </draw:text-box>
          <svg:title/>
          <svg:desc/>
        </draw:frame>
        <draw:frame draw:id="id171" draw:style-name="a592" draw:name="ZoneTexte 89" svg:x="0.43079in" svg:y="2.49957in" svg:width="0.76958in" svg:height="0.40391in">
          <draw:text-box>
            <text:p text:style-name="a591" text:class-names="" text:cond-style-name=""><text:span text:style-name="a589" text:class-names="">180%</text:span><text:span text:style-name="a590" text:class-names=""/></text:p>
          </draw:text-box>
          <svg:title/>
          <svg:desc/>
        </draw:frame>
        <draw:custom-shape svg:x="4.38841in" svg:y="2.32853in" svg:width="0.47245in" svg:height="2.24333in" draw:id="id172" draw:style-name="a596" draw:name="Rectangle 90">
          <svg:title/>
          <svg:desc/>
          <text:p text:style-name="a595" text:class-names="" text:cond-style-name=""><text:span text:style-name="a593" text:class-names="">D</text:span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40145in" svg:y1="6.87434in" svg:x2="4.40978in" svg:y2="2.75159in" draw:id="id173" draw:style-name="a598" draw:name="Connecteur droit 91">
          <svg:title/>
          <svg:desc/>
        </draw:connector>
        <draw:frame draw:id="id174" draw:style-name="a601" draw:name="ZoneTexte 92" svg:x="4.24312in" svg:y="7.03775in" svg:width="0.30066in" svg:height="0.40391in">
          <draw:text-box>
            <text:p text:style-name="a600" text:class-names="" text:cond-style-name=""><text:span text:style-name="a599" text:class-names="">6</text:span></text:p>
          </draw:text-box>
          <svg:title/>
          <svg:desc/>
        </draw:frame>
        <draw:frame draw:id="id175" draw:style-name="a604" draw:name="ZoneTexte 93" svg:x="4.71779in" svg:y="7.05307in" svg:width="0.30066in" svg:height="0.40391in">
          <draw:text-box>
            <text:p text:style-name="a603" text:class-names="" text:cond-style-name=""><text:span text:style-name="a602" text:class-names="">7</text:span></text:p>
          </draw:text-box>
          <svg:title/>
          <svg:desc/>
        </draw:frame>
      </draw:page>
      <draw:page draw:name="Slide3" draw:style-name="a605" draw:master-page-name="Master1-Layout1-title-Diapositive-de-titre" presentation:presentation-page-layout-name="Master1-PPL1" draw:id="Slide-258">
        <draw:connector draw:type="line" svg:x1="1.30435in" svg:y1="6.84058in" svg:x2="1.34456in" svg:y2="3.15471in" draw:id="id176" draw:style-name="a607" draw:name="Connecteur droit avec flèche 8">
          <svg:title/>
          <svg:desc/>
        </draw:connector>
        <draw:connector draw:type="line" svg:x1="1.30435in" svg:y1="6.84058in" svg:x2="5.69841in" svg:y2="6.8292in" draw:id="id177" draw:style-name="a609" draw:name="Connecteur droit avec flèche 9">
          <svg:title/>
          <svg:desc/>
        </draw:connector>
        <draw:connector draw:type="line" svg:x1="1.34348in" svg:y1="6.61195in" svg:x2="1.12609in" svg:y2="6.61195in" draw:id="id178" draw:style-name="a610" draw:name="Connecteur droit 13">
          <svg:title/>
          <svg:desc/>
        </draw:connector>
        <draw:connector draw:type="line" svg:x1="1.34348in" svg:y1="6.37862in" svg:x2="1.12609in" svg:y2="6.37862in" draw:id="id179" draw:style-name="a611" draw:name="Connecteur droit 14">
          <svg:title/>
          <svg:desc/>
        </draw:connector>
        <draw:connector draw:type="line" svg:x1="1.34348in" svg:y1="6.15362in" svg:x2="1.12609in" svg:y2="6.15362in" draw:id="id180" draw:style-name="a612" draw:name="Connecteur droit 15">
          <svg:title/>
          <svg:desc/>
        </draw:connector>
        <draw:connector draw:type="line" svg:x1="1.34348in" svg:y1="5.92862in" svg:x2="1.12609in" svg:y2="5.92862in" draw:id="id181" draw:style-name="a613" draw:name="Connecteur droit 16">
          <svg:title/>
          <svg:desc/>
        </draw:connector>
        <draw:connector draw:type="line" svg:x1="1.34348in" svg:y1="5.71195in" svg:x2="1.05in" svg:y2="5.71195in" draw:id="id182" draw:style-name="a614" draw:name="Connecteur droit 17">
          <svg:title/>
          <svg:desc/>
        </draw:connector>
        <draw:connector draw:type="line" svg:x1="1.34348in" svg:y1="5.47862in" svg:x2="1.12609in" svg:y2="5.47862in" draw:id="id183" draw:style-name="a615" draw:name="Connecteur droit 19">
          <svg:title/>
          <svg:desc/>
        </draw:connector>
        <draw:connector draw:type="line" svg:x1="1.34348in" svg:y1="5.24529in" svg:x2="1.12609in" svg:y2="5.24529in" draw:id="id184" draw:style-name="a616" draw:name="Connecteur droit 20">
          <svg:title/>
          <svg:desc/>
        </draw:connector>
        <draw:connector draw:type="line" svg:x1="1.34348in" svg:y1="5.02029in" svg:x2="1.12609in" svg:y2="5.02029in" draw:id="id185" draw:style-name="a617" draw:name="Connecteur droit 21">
          <svg:title/>
          <svg:desc/>
        </draw:connector>
        <draw:connector draw:type="line" svg:x1="1.34348in" svg:y1="4.79529in" svg:x2="1.12609in" svg:y2="4.79529in" draw:id="id186" draw:style-name="a618" draw:name="Connecteur droit 22">
          <svg:title/>
          <svg:desc/>
        </draw:connector>
        <draw:connector draw:type="line" svg:x1="1.34348in" svg:y1="4.57862in" svg:x2="1.05in" svg:y2="4.57862in" draw:id="id187" draw:style-name="a619" draw:name="Connecteur droit 23">
          <svg:title/>
          <svg:desc/>
        </draw:connector>
        <draw:connector draw:type="line" svg:x1="1.34348in" svg:y1="4.34529in" svg:x2="1.12609in" svg:y2="4.34529in" draw:id="id188" draw:style-name="a620" draw:name="Connecteur droit 24">
          <svg:title/>
          <svg:desc/>
        </draw:connector>
        <draw:connector draw:type="line" svg:x1="1.34348in" svg:y1="4.11195in" svg:x2="1.12609in" svg:y2="4.11195in" draw:id="id189" draw:style-name="a621" draw:name="Connecteur droit 25">
          <svg:title/>
          <svg:desc/>
        </draw:connector>
        <draw:connector draw:type="line" svg:x1="1.34348in" svg:y1="3.88695in" svg:x2="1.12609in" svg:y2="3.88695in" draw:id="id190" draw:style-name="a622" draw:name="Connecteur droit 26">
          <svg:title/>
          <svg:desc/>
        </draw:connector>
        <draw:connector draw:type="line" svg:x1="1.34348in" svg:y1="3.66195in" svg:x2="1.12609in" svg:y2="3.66195in" draw:id="id191" draw:style-name="a623" draw:name="Connecteur droit 27">
          <svg:title/>
          <svg:desc/>
        </draw:connector>
        <draw:connector draw:type="line" svg:x1="1.34348in" svg:y1="3.44529in" svg:x2="1.05in" svg:y2="3.44529in" draw:id="id192" draw:style-name="a624" draw:name="Connecteur droit 28">
          <svg:title/>
          <svg:desc/>
        </draw:connector>
        <draw:frame draw:id="id193" draw:style-name="a628" draw:name="ZoneTexte 51" svg:x="0.43827in" svg:y="5.4977in" svg:width="0.66799in" svg:height="0.40391in">
          <draw:text-box>
            <text:p text:style-name="a627" text:class-names="" text:cond-style-name=""><text:span text:style-name="a625" text:class-names="">50%</text:span><text:span text:style-name="a626" text:class-names=""/></text:p>
          </draw:text-box>
          <svg:title/>
          <svg:desc/>
        </draw:frame>
        <draw:frame draw:id="id194" draw:style-name="a632" draw:name="ZoneTexte 52" svg:x="0.29347in" svg:y="4.36195in" svg:width="0.76342in" svg:height="0.40391in">
          <draw:text-box>
            <text:p text:style-name="a631" text:class-names="" text:cond-style-name=""><text:span text:style-name="a629" text:class-names="">100%</text:span><text:span text:style-name="a630" text:class-names=""/></text:p>
          </draw:text-box>
          <svg:title/>
          <svg:desc/>
        </draw:frame>
        <draw:frame draw:id="id195" draw:style-name="a636" draw:name="ZoneTexte 53" svg:x="0.30651in" svg:y="3.22862in" svg:width="0.76342in" svg:height="0.40391in">
          <draw:text-box>
            <text:p text:style-name="a635" text:class-names="" text:cond-style-name=""><text:span text:style-name="a633" text:class-names="">150%</text:span><text:span text:style-name="a634" text:class-names=""/></text:p>
          </draw:text-box>
          <svg:title/>
          <svg:desc/>
        </draw:frame>
        <draw:frame draw:id="id196" draw:style-name="a640" draw:name="ZoneTexte 56" svg:x="0.95145in" svg:y="6.76058in" svg:width="0.56666in" svg:height="0.40391in">
          <draw:text-box>
            <text:p text:style-name="a639" text:class-names="" text:cond-style-name=""><text:span text:style-name="a637" text:class-names="">0</text:span><text:span text:style-name="a638" text:class-names=""/></text:p>
          </draw:text-box>
          <svg:title/>
          <svg:desc/>
        </draw:frame>
        <draw:connector draw:type="line" svg:x1="2.29312in" svg:y1="6.8292in" svg:x2="2.29312in" svg:y2="7.03115in" draw:id="id197" draw:style-name="a641" draw:name="Connecteur droit 58">
          <svg:title/>
          <svg:desc/>
        </draw:connector>
        <draw:connector draw:type="line" svg:x1="3.36534in" svg:y1="6.8292in" svg:x2="3.36534in" svg:y2="7.03115in" draw:id="id198" draw:style-name="a642" draw:name="Connecteur droit 59">
          <svg:title/>
          <svg:desc/>
        </draw:connector>
        <draw:connector draw:type="line" svg:x1="4.40145in" svg:y1="6.84058in" svg:x2="4.40145in" svg:y2="7.04253in" draw:id="id199" draw:style-name="a643" draw:name="Connecteur droit 60">
          <svg:title/>
          <svg:desc/>
        </draw:connector>
        <draw:connector draw:type="line" svg:x1="5.38478in" svg:y1="6.85409in" svg:x2="5.38478in" svg:y2="7.05604in" draw:id="id200" draw:style-name="a644" draw:name="Connecteur droit 61">
          <svg:title/>
          <svg:desc/>
        </draw:connector>
        <draw:connector draw:type="line" svg:x1="1.72645in" svg:y1="6.8292in" svg:x2="1.72645in" svg:y2="7.03115in" draw:id="id201" draw:style-name="a645" draw:name="Connecteur droit 67">
          <svg:title/>
          <svg:desc/>
        </draw:connector>
        <draw:connector draw:type="line" svg:x1="2.81812in" svg:y1="6.84489in" svg:x2="2.81812in" svg:y2="7.04684in" draw:id="id202" draw:style-name="a646" draw:name="Connecteur droit 68">
          <svg:title/>
          <svg:desc/>
        </draw:connector>
        <draw:connector draw:type="line" svg:x1="3.90145in" svg:y1="6.8334in" svg:x2="3.90145in" svg:y2="7.03535in" draw:id="id203" draw:style-name="a647" draw:name="Connecteur droit 69">
          <svg:title/>
          <svg:desc/>
        </draw:connector>
        <draw:connector draw:type="line" svg:x1="4.88478in" svg:y1="6.84076in" svg:x2="4.88478in" svg:y2="7.04271in" draw:id="id204" draw:style-name="a648" draw:name="Connecteur droit 70">
          <svg:title/>
          <svg:desc/>
        </draw:connector>
        <draw:frame draw:id="id205" draw:style-name="a652" draw:name="ZoneTexte 80" svg:x="3.75979in" svg:y="7.05604in" svg:width="0.56666in" svg:height="0.40391in">
          <draw:text-box>
            <text:p text:style-name="a651" text:class-names="" text:cond-style-name=""><text:span text:style-name="a649" text:class-names="">5</text:span><text:span text:style-name="a650" text:class-names=""/></text:p>
          </draw:text-box>
          <svg:title/>
          <svg:desc/>
        </draw:frame>
        <draw:custom-shape svg:x="1.3174in" svg:y="5.70591in" svg:width="3.56738in" svg:height="1.1068in" draw:id="id206" draw:style-name="a656" draw:name="Rectangle 84">
          <svg:title/>
          <svg:desc/>
          <text:p text:style-name="a655" text:class-names="" text:cond-style-name=""><text:span text:style-name="a653" text:class-names="">B</text:span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7" draw:style-name="a660" draw:name="ZoneTexte 85" svg:x="0.4302in" svg:y="4.80545in" svg:width="0.64022in" svg:height="0.40391in">
          <draw:text-box>
            <text:p text:style-name="a659" text:class-names="" text:cond-style-name=""><text:span text:style-name="a657" text:class-names="">80%</text:span><text:span text:style-name="a658" text:class-names=""/></text:p>
          </draw:text-box>
          <svg:title/>
          <svg:desc/>
        </draw:frame>
        <draw:custom-shape svg:x="1.33044in" svg:y="5.23695in" svg:width="3.07101in" svg:height="0.4707in" draw:id="id208" draw:style-name="a663" draw:name="Rectangle 77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6534in" svg:y="5.01592in" svg:width="1.03611in" svg:height="0.21477in" draw:id="id209" draw:style-name="a667" draw:name="Rectangle 79">
          <svg:title/>
          <svg:desc/>
          <text:p text:style-name="a666" text:class-names="" text:cond-style-name=""><text:span text:style-name="a664" text:class-names="">D</text:span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376in" svg:y="4.11424in" svg:width="2.03157in" svg:height="1.1184in" draw:id="id210" draw:style-name="a671" draw:name="Rectangle 86">
          <svg:title/>
          <svg:desc/>
          <text:p text:style-name="a670" text:class-names="" text:cond-style-name=""><text:span text:style-name="a668" text:class-names="">C</text:span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0145in" svg:y="5.48293in" svg:width="0.48333in" svg:height="0.21672in" draw:id="id211" draw:style-name="a675" draw:name="Rectangle 87">
          <svg:title/>
          <svg:desc/>
          <text:p text:style-name="a674" text:class-names="" text:cond-style-name=""><text:span text:style-name="a672" text:class-names="">D</text:span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2" draw:style-name="a680" draw:name="ZoneTexte 88" svg:x="0.4302in" svg:y="5.01374in" svg:width="0.64022in" svg:height="0.40391in">
          <draw:text-box>
            <text:p text:style-name="a679" text:class-names="" text:cond-style-name=""><text:span text:style-name="a676" text:class-names="">7</text:span><text:span text:style-name="a677" text:class-names="">0%</text:span><text:span text:style-name="a678" text:class-names=""/></text:p>
          </draw:text-box>
          <svg:title/>
          <svg:desc/>
        </draw:frame>
        <draw:frame draw:id="id213" draw:style-name="a685" draw:name="ZoneTexte 89" svg:x="0.4302in" svg:y="5.26163in" svg:width="0.64022in" svg:height="0.40391in">
          <draw:text-box>
            <text:p text:style-name="a684" text:class-names="" text:cond-style-name=""><text:span text:style-name="a681" text:class-names="">6</text:span><text:span text:style-name="a682" text:class-names="">0%</text:span><text:span text:style-name="a683" text:class-names=""/></text:p>
          </draw:text-box>
          <svg:title/>
          <svg:desc/>
        </draw:frame>
        <draw:connector draw:type="line" svg:x1="3.36534in" svg:y1="5.01374in" svg:x2="1.34348in" svg:y2="5.01374in" draw:id="id214" draw:style-name="a687" draw:name="Connecteur droit 90">
          <svg:title/>
          <svg:desc/>
        </draw:connector>
        <draw:connector draw:type="line" svg:x1="4.44058in" svg:y1="5.47862in" svg:x2="1.34348in" svg:y2="5.47862in" draw:id="id215" draw:style-name="a689" draw:name="Connecteur droit 91">
          <svg:title/>
          <svg:desc/>
        </draw:connector>
        <draw:frame draw:id="id216" draw:style-name="a693" draw:name="ZoneTexte 2" svg:x="2.64439in" svg:y="5.15325in" svg:width="0.34746in" svg:height="0.40391in">
          <draw:text-box>
            <text:p text:style-name="a692" text:class-names="" text:cond-style-name=""><text:span text:style-name="a690" text:class-names="">A</text:span><text:span text:style-name="a691" text:class-names=""/></text:p>
          </draw:text-box>
          <svg:title/>
          <svg:desc/>
        </draw:frame>
        <draw:connector draw:type="line" svg:x1="4.40145in" svg:y1="6.87434in" svg:x2="4.41812in" svg:y2="5.73552in" draw:id="id217" draw:style-name="a695" draw:name="Connecteur droit 92">
          <svg:title/>
          <svg:desc/>
        </draw:connector>
        <draw:connector draw:type="line" svg:x1="3.36032in" svg:y1="6.84489in" svg:x2="3.37645in" svg:y2="5.26163in" draw:id="id218" draw:style-name="a697" draw:name="Connecteur droit 93">
          <svg:title/>
          <svg:desc/>
        </draw:connector>
        <draw:frame draw:id="id219" draw:style-name="a700" draw:name="ZoneTexte 94" svg:x="4.24312in" svg:y="7.03775in" svg:width="0.30066in" svg:height="0.40391in">
          <draw:text-box>
            <text:p text:style-name="a699" text:class-names="" text:cond-style-name=""><text:span text:style-name="a698" text:class-names="">6</text:span></text:p>
          </draw:text-box>
          <svg:title/>
          <svg:desc/>
        </draw:frame>
        <draw:frame draw:id="id220" draw:style-name="a704" draw:name="ZoneTexte 95" svg:x="3.24312in" svg:y="7.03775in" svg:width="0.30066in" svg:height="0.40391in">
          <draw:text-box>
            <text:p text:style-name="a703" text:class-names="" text:cond-style-name=""><text:span text:style-name="a701" text:class-names="">4</text:span><text:span text:style-name="a702" text:class-names=""/></text:p>
          </draw:text-box>
          <svg:title/>
          <svg:desc/>
        </draw:frame>
        <draw:frame draw:id="id221" draw:style-name="a708" draw:name="ZoneTexte 96" svg:x="0.42282in" svg:y="3.89496in" svg:width="0.76342in" svg:height="0.40391in">
          <draw:text-box>
            <text:p text:style-name="a707" text:class-names="" text:cond-style-name=""><text:span text:style-name="a705" text:class-names="">120%</text:span><text:span text:style-name="a706" text:class-names=""/></text:p>
          </draw:text-box>
          <svg:title/>
          <svg:desc/>
        </draw:frame>
        <draw:frame draw:id="id222" draw:style-name="a712" draw:name="ZoneTexte 97" svg:x="7.04348in" svg:y="1.32232in" svg:width="4.15942in" svg:height="1.17806in">
          <draw:text-box>
            <text:p text:style-name="a711" text:class-names="" text:cond-style-name=""><text:span text:style-name="a709" text:class-names="">Chaîne de fabrication (ingé)</text:span><text:span text:style-name="a710" text:class-names=""/></text:p>
          </draw:text-box>
          <svg:title/>
          <svg:desc/>
        </draw:frame>
        <draw:frame draw:id="id223" draw:style-name="a715" draw:name="ZoneTexte 99" svg:x="4.71779in" svg:y="7.05307in" svg:width="0.30066in" svg:height="0.40391in">
          <draw:text-box>
            <text:p text:style-name="a714" text:class-names="" text:cond-style-name=""><text:span text:style-name="a713" text:class-names="">7</text:span></text:p>
          </draw:text-box>
          <svg:title/>
          <svg:desc/>
        </draw:frame>
      </draw:page>
      <draw:page draw:name="Slide4" draw:style-name="a716" draw:master-page-name="Master1-Layout1-title-Diapositive-de-titre" presentation:presentation-page-layout-name="Master1-PPL1" draw:id="Slide-259">
        <draw:connector draw:type="line" svg:x1="1.30435in" svg:y1="6.84058in" svg:x2="1.34348in" svg:y2="3.47222in" draw:id="id224" draw:style-name="a718" draw:name="Connecteur droit avec flèche 8">
          <svg:title/>
          <svg:desc/>
        </draw:connector>
        <draw:connector draw:type="line" svg:x1="1.30435in" svg:y1="6.84058in" svg:x2="5.73611in" svg:y2="6.85409in" draw:id="id225" draw:style-name="a720" draw:name="Connecteur droit avec flèche 9">
          <svg:title/>
          <svg:desc/>
        </draw:connector>
        <draw:connector draw:type="line" svg:x1="1.34348in" svg:y1="6.61195in" svg:x2="1.12609in" svg:y2="6.61195in" draw:id="id226" draw:style-name="a721" draw:name="Connecteur droit 13">
          <svg:title/>
          <svg:desc/>
        </draw:connector>
        <draw:connector draw:type="line" svg:x1="1.34348in" svg:y1="6.37862in" svg:x2="1.12609in" svg:y2="6.37862in" draw:id="id227" draw:style-name="a722" draw:name="Connecteur droit 14">
          <svg:title/>
          <svg:desc/>
        </draw:connector>
        <draw:connector draw:type="line" svg:x1="1.34348in" svg:y1="6.15362in" svg:x2="1.12609in" svg:y2="6.15362in" draw:id="id228" draw:style-name="a723" draw:name="Connecteur droit 15">
          <svg:title/>
          <svg:desc/>
        </draw:connector>
        <draw:connector draw:type="line" svg:x1="1.34348in" svg:y1="5.92862in" svg:x2="1.12609in" svg:y2="5.92862in" draw:id="id229" draw:style-name="a724" draw:name="Connecteur droit 16">
          <svg:title/>
          <svg:desc/>
        </draw:connector>
        <draw:connector draw:type="line" svg:x1="1.34348in" svg:y1="5.71195in" svg:x2="1.05in" svg:y2="5.71195in" draw:id="id230" draw:style-name="a725" draw:name="Connecteur droit 17">
          <svg:title/>
          <svg:desc/>
        </draw:connector>
        <draw:connector draw:type="line" svg:x1="1.34348in" svg:y1="5.47862in" svg:x2="1.12609in" svg:y2="5.47862in" draw:id="id231" draw:style-name="a726" draw:name="Connecteur droit 19">
          <svg:title/>
          <svg:desc/>
        </draw:connector>
        <draw:connector draw:type="line" svg:x1="1.34348in" svg:y1="5.24529in" svg:x2="1.12609in" svg:y2="5.24529in" draw:id="id232" draw:style-name="a727" draw:name="Connecteur droit 20">
          <svg:title/>
          <svg:desc/>
        </draw:connector>
        <draw:connector draw:type="line" svg:x1="1.34348in" svg:y1="5.02029in" svg:x2="1.12609in" svg:y2="5.02029in" draw:id="id233" draw:style-name="a728" draw:name="Connecteur droit 21">
          <svg:title/>
          <svg:desc/>
        </draw:connector>
        <draw:connector draw:type="line" svg:x1="1.34348in" svg:y1="4.79529in" svg:x2="1.12609in" svg:y2="4.79529in" draw:id="id234" draw:style-name="a729" draw:name="Connecteur droit 22">
          <svg:title/>
          <svg:desc/>
        </draw:connector>
        <draw:connector draw:type="line" svg:x1="1.34348in" svg:y1="4.57862in" svg:x2="1.05in" svg:y2="4.57862in" draw:id="id235" draw:style-name="a730" draw:name="Connecteur droit 23">
          <svg:title/>
          <svg:desc/>
        </draw:connector>
        <draw:connector draw:type="line" svg:x1="1.34348in" svg:y1="4.34529in" svg:x2="1.12609in" svg:y2="4.34529in" draw:id="id236" draw:style-name="a731" draw:name="Connecteur droit 24">
          <svg:title/>
          <svg:desc/>
        </draw:connector>
        <draw:connector draw:type="line" svg:x1="1.34348in" svg:y1="4.11195in" svg:x2="1.12609in" svg:y2="4.11195in" draw:id="id237" draw:style-name="a732" draw:name="Connecteur droit 25">
          <svg:title/>
          <svg:desc/>
        </draw:connector>
        <draw:connector draw:type="line" svg:x1="1.34348in" svg:y1="3.88695in" svg:x2="1.12609in" svg:y2="3.88695in" draw:id="id238" draw:style-name="a733" draw:name="Connecteur droit 26">
          <svg:title/>
          <svg:desc/>
        </draw:connector>
        <draw:frame draw:id="id239" draw:style-name="a737" draw:name="ZoneTexte 51" svg:x="0.38889in" svg:y="5.51305in" svg:width="0.66799in" svg:height="0.40391in">
          <draw:text-box>
            <text:p text:style-name="a736" text:class-names="" text:cond-style-name=""><text:span text:style-name="a734" text:class-names="">50%</text:span><text:span text:style-name="a735" text:class-names=""/></text:p>
          </draw:text-box>
          <svg:title/>
          <svg:desc/>
        </draw:frame>
        <draw:frame draw:id="id240" draw:style-name="a741" draw:name="ZoneTexte 52" svg:x="0.29347in" svg:y="4.36195in" svg:width="0.76342in" svg:height="0.40391in">
          <draw:text-box>
            <text:p text:style-name="a740" text:class-names="" text:cond-style-name=""><text:span text:style-name="a738" text:class-names="">100%</text:span><text:span text:style-name="a739" text:class-names=""/></text:p>
          </draw:text-box>
          <svg:title/>
          <svg:desc/>
        </draw:frame>
        <draw:frame draw:id="id241" draw:style-name="a745" draw:name="ZoneTexte 56" svg:x="0.95145in" svg:y="6.76058in" svg:width="0.56666in" svg:height="0.40391in">
          <draw:text-box>
            <text:p text:style-name="a744" text:class-names="" text:cond-style-name=""><text:span text:style-name="a742" text:class-names="">0</text:span><text:span text:style-name="a743" text:class-names=""/></text:p>
          </draw:text-box>
          <svg:title/>
          <svg:desc/>
        </draw:frame>
        <draw:connector draw:type="line" svg:x1="2.29312in" svg:y1="6.8292in" svg:x2="2.29312in" svg:y2="7.03115in" draw:id="id242" draw:style-name="a746" draw:name="Connecteur droit 58">
          <svg:title/>
          <svg:desc/>
        </draw:connector>
        <draw:connector draw:type="line" svg:x1="3.36534in" svg:y1="6.8292in" svg:x2="3.36534in" svg:y2="7.03115in" draw:id="id243" draw:style-name="a747" draw:name="Connecteur droit 59">
          <svg:title/>
          <svg:desc/>
        </draw:connector>
        <draw:connector draw:type="line" svg:x1="4.40145in" svg:y1="6.84058in" svg:x2="4.40145in" svg:y2="7.04253in" draw:id="id244" draw:style-name="a748" draw:name="Connecteur droit 60">
          <svg:title/>
          <svg:desc/>
        </draw:connector>
        <draw:connector draw:type="line" svg:x1="5.38478in" svg:y1="6.85409in" svg:x2="5.38478in" svg:y2="7.05604in" draw:id="id245" draw:style-name="a749" draw:name="Connecteur droit 61">
          <svg:title/>
          <svg:desc/>
        </draw:connector>
        <draw:connector draw:type="line" svg:x1="1.72645in" svg:y1="6.8292in" svg:x2="1.72645in" svg:y2="7.03115in" draw:id="id246" draw:style-name="a750" draw:name="Connecteur droit 67">
          <svg:title/>
          <svg:desc/>
        </draw:connector>
        <draw:connector draw:type="line" svg:x1="2.81812in" svg:y1="6.84489in" svg:x2="2.81812in" svg:y2="7.04684in" draw:id="id247" draw:style-name="a751" draw:name="Connecteur droit 68">
          <svg:title/>
          <svg:desc/>
        </draw:connector>
        <draw:connector draw:type="line" svg:x1="3.90145in" svg:y1="6.8334in" svg:x2="3.90145in" svg:y2="7.03535in" draw:id="id248" draw:style-name="a752" draw:name="Connecteur droit 69">
          <svg:title/>
          <svg:desc/>
        </draw:connector>
        <draw:connector draw:type="line" svg:x1="4.88478in" svg:y1="6.84076in" svg:x2="4.88478in" svg:y2="7.04271in" draw:id="id249" draw:style-name="a753" draw:name="Connecteur droit 70">
          <svg:title/>
          <svg:desc/>
        </draw:connector>
        <draw:frame draw:id="id250" draw:style-name="a757" draw:name="ZoneTexte 80" svg:x="3.75979in" svg:y="7.05604in" svg:width="0.56666in" svg:height="0.40391in">
          <draw:text-box>
            <text:p text:style-name="a756" text:class-names="" text:cond-style-name=""><text:span text:style-name="a754" text:class-names="">5</text:span><text:span text:style-name="a755" text:class-names=""/></text:p>
          </draw:text-box>
          <svg:title/>
          <svg:desc/>
        </draw:frame>
        <draw:custom-shape svg:x="1.29868in" svg:y="5.46075in" svg:width="3.54129in" svg:height="1.36629in" draw:id="id251" draw:style-name="a761" draw:name="Rectangle 84">
          <svg:title/>
          <svg:desc/>
          <text:p text:style-name="a760" text:class-names="" text:cond-style-name=""><text:span text:style-name="a758" text:class-names="">B</text:span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2" draw:style-name="a765" draw:name="ZoneTexte 85" svg:x="0.51614in" svg:y="4.81833in" svg:width="0.64022in" svg:height="0.40391in">
          <draw:text-box>
            <text:p text:style-name="a764" text:class-names="" text:cond-style-name=""><text:span text:style-name="a762" text:class-names="">80%</text:span><text:span text:style-name="a763" text:class-names=""/></text:p>
          </draw:text-box>
          <svg:title/>
          <svg:desc/>
        </draw:frame>
        <draw:custom-shape svg:x="1.31957in" svg:y="4.56908in" svg:width="3.05797in" svg:height="0.89755in" draw:id="id253" draw:style-name="a769" draw:name="Rectangle 77">
          <svg:title/>
          <svg:desc/>
          <text:p text:style-name="a768" text:class-names="" text:cond-style-name=""><text:span text:style-name="a766" text:class-names="">A</text:span><text:span text:style-name="a7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3593in" svg:y="4.34529in" svg:width="1.03611in" svg:height="0.24471in" draw:id="id254" draw:style-name="a773" draw:name="Rectangle 79">
          <svg:title/>
          <svg:desc/>
          <text:p text:style-name="a772" text:class-names="" text:cond-style-name=""><text:span text:style-name="a770" text:class-names="">D</text:span><text:span text:style-name="a7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174in" svg:y="4.35242in" svg:width="2.01853in" svg:height="0.22741in" draw:id="id255" draw:style-name="a777" draw:name="Rectangle 86">
          <svg:title/>
          <svg:desc/>
          <text:p text:style-name="a776" text:class-names="" text:cond-style-name=""><text:span text:style-name="a774" text:class-names="">C</text:span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6" draw:style-name="a781" draw:name="ZoneTexte 87" svg:x="7.04348in" svg:y="1.32232in" svg:width="4.15942in" svg:height="0.63952in">
          <draw:text-box>
            <text:p text:style-name="a780" text:class-names="" text:cond-style-name=""><text:span text:style-name="a778" text:class-names="">Service d’achat</text:span><text:span text:style-name="a779" text:class-names=""/></text:p>
          </draw:text-box>
          <svg:title/>
          <svg:desc/>
        </draw:frame>
        <draw:custom-shape svg:x="4.37972in" svg:y="5.23605in" svg:width="0.46025in" svg:height="0.21793in" draw:id="id257" draw:style-name="a785" draw:name="Rectangle 88">
          <svg:title/>
          <svg:desc/>
          <text:p text:style-name="a784" text:class-names="" text:cond-style-name=""><text:span text:style-name="a782" text:class-names="">D</text:span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8" draw:style-name="a789" draw:name="ZoneTexte 89" svg:x="0.42608in" svg:y="4.13206in" svg:width="0.76342in" svg:height="0.40391in">
          <draw:text-box>
            <text:p text:style-name="a788" text:class-names="" text:cond-style-name=""><text:span text:style-name="a786" text:class-names="">110%</text:span><text:span text:style-name="a787" text:class-names=""/></text:p>
          </draw:text-box>
          <svg:title/>
          <svg:desc/>
        </draw:frame>
        <draw:connector draw:type="line" svg:x1="4.40145in" svg:y1="5.22887in" svg:x2="1.29868in" svg:y2="5.22887in" draw:id="id259" draw:style-name="a791" draw:name="Connecteur droit 90">
          <svg:title/>
          <svg:desc/>
        </draw:connector>
        <draw:frame draw:id="id260" draw:style-name="a796" draw:name="ZoneTexte 91" svg:x="0.51614in" svg:y="5.05167in" svg:width="0.64022in" svg:height="0.40391in">
          <draw:text-box>
            <text:p text:style-name="a795" text:class-names="" text:cond-style-name=""><text:span text:style-name="a792" text:class-names="">7</text:span><text:span text:style-name="a793" text:class-names="">0%</text:span><text:span text:style-name="a794" text:class-names=""/></text:p>
          </draw:text-box>
          <svg:title/>
          <svg:desc/>
        </draw:frame>
        <draw:connector draw:type="line" svg:x1="4.39339in" svg:y1="6.86587in" svg:x2="4.40145in" svg:y2="5.47862in" draw:id="id261" draw:style-name="a798" draw:name="Connecteur droit 92">
          <svg:title/>
          <svg:desc/>
        </draw:connector>
        <draw:frame draw:id="id262" draw:style-name="a801" draw:name="ZoneTexte 93" svg:x="4.24312in" svg:y="7.03775in" svg:width="0.30066in" svg:height="0.40391in">
          <draw:text-box>
            <text:p text:style-name="a800" text:class-names="" text:cond-style-name=""><text:span text:style-name="a799" text:class-names="">6</text:span></text:p>
          </draw:text-box>
          <svg:title/>
          <svg:desc/>
        </draw:frame>
        <draw:frame draw:id="id263" draw:style-name="a805" draw:name="ZoneTexte 94" svg:x="3.24312in" svg:y="7.03775in" svg:width="0.30066in" svg:height="0.40391in">
          <draw:text-box>
            <text:p text:style-name="a804" text:class-names="" text:cond-style-name=""><text:span text:style-name="a802" text:class-names="">4</text:span><text:span text:style-name="a803" text:class-names=""/></text:p>
          </draw:text-box>
          <svg:title/>
          <svg:desc/>
        </draw:frame>
        <draw:connector draw:type="line" svg:x1="3.36032in" svg:y1="6.84489in" svg:x2="3.36534in" svg:y2="4.58999in" draw:id="id264" draw:style-name="a807" draw:name="Connecteur droit 95">
          <svg:title/>
          <svg:desc/>
        </draw:connector>
        <draw:frame draw:id="id265" draw:style-name="a811" draw:name="ZoneTexte 96" svg:x="0.51614in" svg:y="5.26in" svg:width="0.64022in" svg:height="0.40391in">
          <draw:text-box>
            <text:p text:style-name="a810" text:class-names="" text:cond-style-name=""><text:span text:style-name="a808" text:class-names="">60%</text:span><text:span text:style-name="a809" text:class-names=""/></text:p>
          </draw:text-box>
          <svg:title/>
          <svg:desc/>
        </draw:frame>
        <draw:frame draw:id="id266" draw:style-name="a814" draw:name="ZoneTexte 97" svg:x="4.71779in" svg:y="7.05307in" svg:width="0.30066in" svg:height="0.40391in">
          <draw:text-box>
            <text:p text:style-name="a813" text:class-names="" text:cond-style-name=""><text:span text:style-name="a812" text:class-names="">7</text:span></text:p>
          </draw:text-box>
          <svg:title/>
          <svg:desc/>
        </draw:frame>
      </draw:page>
      <draw:page draw:name="Slide5" draw:style-name="a815" draw:master-page-name="Master1-Layout1-title-Diapositive-de-titre" presentation:presentation-page-layout-name="Master1-PPL1" draw:id="Slide-260">
        <draw:connector draw:type="line" svg:x1="1.30435in" svg:y1="6.84058in" svg:x2="1.30435in" svg:y2="4.26087in" draw:id="id267" draw:style-name="a817" draw:name="Connecteur droit avec flèche 8">
          <svg:title/>
          <svg:desc/>
        </draw:connector>
        <draw:connector draw:type="line" svg:x1="1.30435in" svg:y1="6.84058in" svg:x2="5.72464in" svg:y2="6.85409in" draw:id="id268" draw:style-name="a819" draw:name="Connecteur droit avec flèche 9">
          <svg:title/>
          <svg:desc/>
        </draw:connector>
        <draw:connector draw:type="line" svg:x1="1.34348in" svg:y1="6.61195in" svg:x2="1.12609in" svg:y2="6.61195in" draw:id="id269" draw:style-name="a820" draw:name="Connecteur droit 13">
          <svg:title/>
          <svg:desc/>
        </draw:connector>
        <draw:connector draw:type="line" svg:x1="1.34348in" svg:y1="6.37862in" svg:x2="1.12609in" svg:y2="6.37862in" draw:id="id270" draw:style-name="a821" draw:name="Connecteur droit 14">
          <svg:title/>
          <svg:desc/>
        </draw:connector>
        <draw:connector draw:type="line" svg:x1="1.34348in" svg:y1="6.15362in" svg:x2="1.12609in" svg:y2="6.15362in" draw:id="id271" draw:style-name="a822" draw:name="Connecteur droit 15">
          <svg:title/>
          <svg:desc/>
        </draw:connector>
        <draw:connector draw:type="line" svg:x1="1.34348in" svg:y1="5.92862in" svg:x2="1.12609in" svg:y2="5.92862in" draw:id="id272" draw:style-name="a823" draw:name="Connecteur droit 16">
          <svg:title/>
          <svg:desc/>
        </draw:connector>
        <draw:connector draw:type="line" svg:x1="1.34348in" svg:y1="5.71195in" svg:x2="1.05in" svg:y2="5.71195in" draw:id="id273" draw:style-name="a824" draw:name="Connecteur droit 17">
          <svg:title/>
          <svg:desc/>
        </draw:connector>
        <draw:connector draw:type="line" svg:x1="1.34348in" svg:y1="5.47862in" svg:x2="1.12609in" svg:y2="5.47862in" draw:id="id274" draw:style-name="a825" draw:name="Connecteur droit 19">
          <svg:title/>
          <svg:desc/>
        </draw:connector>
        <draw:connector draw:type="line" svg:x1="1.34348in" svg:y1="5.24529in" svg:x2="1.12609in" svg:y2="5.24529in" draw:id="id275" draw:style-name="a826" draw:name="Connecteur droit 20">
          <svg:title/>
          <svg:desc/>
        </draw:connector>
        <draw:connector draw:type="line" svg:x1="1.34348in" svg:y1="5.02029in" svg:x2="1.12609in" svg:y2="5.02029in" draw:id="id276" draw:style-name="a827" draw:name="Connecteur droit 21">
          <svg:title/>
          <svg:desc/>
        </draw:connector>
        <draw:connector draw:type="line" svg:x1="1.34348in" svg:y1="4.79529in" svg:x2="1.12609in" svg:y2="4.79529in" draw:id="id277" draw:style-name="a828" draw:name="Connecteur droit 22">
          <svg:title/>
          <svg:desc/>
        </draw:connector>
        <draw:connector draw:type="line" svg:x1="1.34348in" svg:y1="4.57862in" svg:x2="1.05in" svg:y2="4.57862in" draw:id="id278" draw:style-name="a829" draw:name="Connecteur droit 23">
          <svg:title/>
          <svg:desc/>
        </draw:connector>
        <draw:frame draw:id="id279" draw:style-name="a833" draw:name="ZoneTexte 51" svg:x="0.38889in" svg:y="5.51305in" svg:width="0.66799in" svg:height="0.40391in">
          <draw:text-box>
            <text:p text:style-name="a832" text:class-names="" text:cond-style-name=""><text:span text:style-name="a830" text:class-names="">50%</text:span><text:span text:style-name="a831" text:class-names=""/></text:p>
          </draw:text-box>
          <svg:title/>
          <svg:desc/>
        </draw:frame>
        <draw:frame draw:id="id280" draw:style-name="a837" draw:name="ZoneTexte 56" svg:x="0.95145in" svg:y="6.76058in" svg:width="0.56666in" svg:height="0.40391in">
          <draw:text-box>
            <text:p text:style-name="a836" text:class-names="" text:cond-style-name=""><text:span text:style-name="a834" text:class-names="">0</text:span><text:span text:style-name="a835" text:class-names=""/></text:p>
          </draw:text-box>
          <svg:title/>
          <svg:desc/>
        </draw:frame>
        <draw:connector draw:type="line" svg:x1="2.29312in" svg:y1="6.8292in" svg:x2="2.29312in" svg:y2="7.03115in" draw:id="id281" draw:style-name="a838" draw:name="Connecteur droit 58">
          <svg:title/>
          <svg:desc/>
        </draw:connector>
        <draw:connector draw:type="line" svg:x1="3.36534in" svg:y1="6.8292in" svg:x2="3.36534in" svg:y2="7.03115in" draw:id="id282" draw:style-name="a839" draw:name="Connecteur droit 59">
          <svg:title/>
          <svg:desc/>
        </draw:connector>
        <draw:connector draw:type="line" svg:x1="4.40145in" svg:y1="6.84058in" svg:x2="4.40145in" svg:y2="7.04253in" draw:id="id283" draw:style-name="a840" draw:name="Connecteur droit 60">
          <svg:title/>
          <svg:desc/>
        </draw:connector>
        <draw:connector draw:type="line" svg:x1="5.38478in" svg:y1="6.85409in" svg:x2="5.38478in" svg:y2="7.05604in" draw:id="id284" draw:style-name="a841" draw:name="Connecteur droit 61">
          <svg:title/>
          <svg:desc/>
        </draw:connector>
        <draw:connector draw:type="line" svg:x1="1.72645in" svg:y1="6.8292in" svg:x2="1.72645in" svg:y2="7.03115in" draw:id="id285" draw:style-name="a842" draw:name="Connecteur droit 67">
          <svg:title/>
          <svg:desc/>
        </draw:connector>
        <draw:connector draw:type="line" svg:x1="2.81812in" svg:y1="6.84489in" svg:x2="2.81812in" svg:y2="7.04684in" draw:id="id286" draw:style-name="a843" draw:name="Connecteur droit 68">
          <svg:title/>
          <svg:desc/>
        </draw:connector>
        <draw:connector draw:type="line" svg:x1="3.90145in" svg:y1="6.8334in" svg:x2="3.90145in" svg:y2="7.03535in" draw:id="id287" draw:style-name="a844" draw:name="Connecteur droit 69">
          <svg:title/>
          <svg:desc/>
        </draw:connector>
        <draw:connector draw:type="line" svg:x1="4.88478in" svg:y1="6.84076in" svg:x2="4.88478in" svg:y2="7.04271in" draw:id="id288" draw:style-name="a845" draw:name="Connecteur droit 70">
          <svg:title/>
          <svg:desc/>
        </draw:connector>
        <draw:frame draw:id="id289" draw:style-name="a849" draw:name="ZoneTexte 80" svg:x="3.75979in" svg:y="7.05604in" svg:width="0.56666in" svg:height="0.40391in">
          <draw:text-box>
            <text:p text:style-name="a848" text:class-names="" text:cond-style-name=""><text:span text:style-name="a846" text:class-names="">5</text:span><text:span text:style-name="a847" text:class-names=""/></text:p>
          </draw:text-box>
          <svg:title/>
          <svg:desc/>
        </draw:frame>
        <draw:custom-shape svg:x="1.30534in" svg:y="6.61284in" svg:width="3.54129in" svg:height="0.219in" draw:id="id290" draw:style-name="a853" draw:name="Rectangle 84">
          <svg:title/>
          <svg:desc/>
          <text:p text:style-name="a852" text:class-names="" text:cond-style-name=""><text:span text:style-name="a850" text:class-names="">B</text:span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2288in" svg:y="5.71195in" svg:width="1.52375in" svg:height="0.89844in" draw:id="id291" draw:style-name="a857" draw:name="Rectangle 79">
          <svg:title/>
          <svg:desc/>
          <text:p text:style-name="a856" text:class-names="" text:cond-style-name=""><text:span text:style-name="a854" text:class-names="">D</text:span><text:span text:style-name="a8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0435in" svg:y="6.14498in" svg:width="2.01853in" svg:height="0.46104in" draw:id="id292" draw:style-name="a861" draw:name="Rectangle 86">
          <svg:title/>
          <svg:desc/>
          <text:p text:style-name="a860" text:class-names="" text:cond-style-name=""><text:span text:style-name="a858" text:class-names="">C</text:span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draw:style-name="a865" draw:name="ZoneTexte 87" svg:x="6.74603in" svg:y="2.33267in" svg:width="4.15942in" svg:height="1.17806in">
          <draw:text-box>
            <text:p text:style-name="a864" text:class-names="" text:cond-style-name=""><text:span text:style-name="a862" text:class-names="">Service contrôle qualité et tests</text:span><text:span text:style-name="a863" text:class-names=""/></text:p>
          </draw:text-box>
          <svg:title/>
          <svg:desc/>
        </draw:frame>
        <draw:frame draw:id="id294" draw:style-name="a871" draw:name="ZoneTexte 88" svg:x="0.29347in" svg:y="4.37667in" svg:width="0.79712in" svg:height="0.40391in">
          <draw:text-box>
            <text:p text:style-name="a870" text:class-names="" text:cond-style-name=""><text:span text:style-name="a866" text:class-names="">1</text:span><text:span text:style-name="a867" text:class-names="">0</text:span><text:span text:style-name="a868" text:class-names="">0%</text:span><text:span text:style-name="a869" text:class-names=""/></text:p>
          </draw:text-box>
          <svg:title/>
          <svg:desc/>
        </draw:frame>
        <draw:frame draw:id="id295" draw:style-name="a874" draw:name="ZoneTexte 89" svg:x="4.24312in" svg:y="7.03775in" svg:width="0.30066in" svg:height="0.40391in">
          <draw:text-box>
            <text:p text:style-name="a873" text:class-names="" text:cond-style-name=""><text:span text:style-name="a872" text:class-names="">6</text:span></text:p>
          </draw:text-box>
          <svg:title/>
          <svg:desc/>
        </draw:frame>
        <draw:frame draw:id="id296" draw:style-name="a878" draw:name="ZoneTexte 90" svg:x="3.24312in" svg:y="7.03775in" svg:width="0.30066in" svg:height="0.40391in">
          <draw:text-box>
            <text:p text:style-name="a877" text:class-names="" text:cond-style-name=""><text:span text:style-name="a875" text:class-names="">4</text:span><text:span text:style-name="a876" text:class-names=""/></text:p>
          </draw:text-box>
          <svg:title/>
          <svg:desc/>
        </draw:frame>
        <draw:frame draw:id="id297" draw:style-name="a881" draw:name="ZoneTexte 91" svg:x="4.71779in" svg:y="7.05307in" svg:width="0.30066in" svg:height="0.40391in">
          <draw:text-box>
            <text:p text:style-name="a880" text:class-names="" text:cond-style-name=""><text:span text:style-name="a879" text:class-names="">7</text:span></text:p>
          </draw:text-box>
          <svg:title/>
          <svg:desc/>
        </draw:frame>
      </draw:page>
      <draw:page draw:name="Slide6" draw:style-name="a882" draw:master-page-name="Master1-Layout1-title-Diapositive-de-titre" presentation:presentation-page-layout-name="Master1-PPL1" draw:id="Slide-261">
        <draw:connector draw:type="line" svg:x1="1.30435in" svg:y1="6.84058in" svg:x2="1.30435in" svg:y2="0.175in" draw:id="id298" draw:style-name="a884" draw:name="Connecteur droit avec flèche 8">
          <svg:title/>
          <svg:desc/>
        </draw:connector>
        <draw:connector draw:type="line" svg:x1="1.30435in" svg:y1="6.84058in" svg:x2="12.51389in" svg:y2="6.86156in" draw:id="id299" draw:style-name="a886" draw:name="Connecteur droit avec flèche 9">
          <svg:title/>
          <svg:desc/>
        </draw:connector>
        <draw:connector draw:type="line" svg:x1="1.34348in" svg:y1="6.61195in" svg:x2="1.12609in" svg:y2="6.61195in" draw:id="id300" draw:style-name="a887" draw:name="Connecteur droit 13">
          <svg:title/>
          <svg:desc/>
        </draw:connector>
        <draw:connector draw:type="line" svg:x1="1.34348in" svg:y1="6.37862in" svg:x2="1.12609in" svg:y2="6.37862in" draw:id="id301" draw:style-name="a888" draw:name="Connecteur droit 14">
          <svg:title/>
          <svg:desc/>
        </draw:connector>
        <draw:connector draw:type="line" svg:x1="1.34348in" svg:y1="6.15362in" svg:x2="1.12609in" svg:y2="6.15362in" draw:id="id302" draw:style-name="a889" draw:name="Connecteur droit 15">
          <svg:title/>
          <svg:desc/>
        </draw:connector>
        <draw:connector draw:type="line" svg:x1="1.34348in" svg:y1="5.92862in" svg:x2="1.12609in" svg:y2="5.92862in" draw:id="id303" draw:style-name="a890" draw:name="Connecteur droit 16">
          <svg:title/>
          <svg:desc/>
        </draw:connector>
        <draw:connector draw:type="line" svg:x1="1.34348in" svg:y1="5.71195in" svg:x2="1.05in" svg:y2="5.71195in" draw:id="id304" draw:style-name="a891" draw:name="Connecteur droit 17">
          <svg:title/>
          <svg:desc/>
        </draw:connector>
        <draw:connector draw:type="line" svg:x1="1.34348in" svg:y1="5.47862in" svg:x2="1.12609in" svg:y2="5.47862in" draw:id="id305" draw:style-name="a892" draw:name="Connecteur droit 19">
          <svg:title/>
          <svg:desc/>
        </draw:connector>
        <draw:connector draw:type="line" svg:x1="1.34348in" svg:y1="5.24529in" svg:x2="1.12609in" svg:y2="5.24529in" draw:id="id306" draw:style-name="a893" draw:name="Connecteur droit 20">
          <svg:title/>
          <svg:desc/>
        </draw:connector>
        <draw:connector draw:type="line" svg:x1="1.34348in" svg:y1="5.02029in" svg:x2="1.12609in" svg:y2="5.02029in" draw:id="id307" draw:style-name="a894" draw:name="Connecteur droit 21">
          <svg:title/>
          <svg:desc/>
        </draw:connector>
        <draw:connector draw:type="line" svg:x1="1.34348in" svg:y1="4.79529in" svg:x2="1.12609in" svg:y2="4.79529in" draw:id="id308" draw:style-name="a895" draw:name="Connecteur droit 22">
          <svg:title/>
          <svg:desc/>
        </draw:connector>
        <draw:connector draw:type="line" svg:x1="1.34348in" svg:y1="4.57862in" svg:x2="1.05in" svg:y2="4.57862in" draw:id="id309" draw:style-name="a896" draw:name="Connecteur droit 23">
          <svg:title/>
          <svg:desc/>
        </draw:connector>
        <draw:connector draw:type="line" svg:x1="1.34348in" svg:y1="4.34529in" svg:x2="1.12609in" svg:y2="4.34529in" draw:id="id310" draw:style-name="a897" draw:name="Connecteur droit 24">
          <svg:title/>
          <svg:desc/>
        </draw:connector>
        <draw:connector draw:type="line" svg:x1="1.34348in" svg:y1="4.11195in" svg:x2="1.12609in" svg:y2="4.11195in" draw:id="id311" draw:style-name="a898" draw:name="Connecteur droit 25">
          <svg:title/>
          <svg:desc/>
        </draw:connector>
        <draw:connector draw:type="line" svg:x1="1.34348in" svg:y1="3.88695in" svg:x2="1.12609in" svg:y2="3.88695in" draw:id="id312" draw:style-name="a899" draw:name="Connecteur droit 26">
          <svg:title/>
          <svg:desc/>
        </draw:connector>
        <draw:connector draw:type="line" svg:x1="1.34348in" svg:y1="3.66195in" svg:x2="1.12609in" svg:y2="3.66195in" draw:id="id313" draw:style-name="a900" draw:name="Connecteur droit 27">
          <svg:title/>
          <svg:desc/>
        </draw:connector>
        <draw:connector draw:type="line" svg:x1="1.34348in" svg:y1="3.44529in" svg:x2="1.05in" svg:y2="3.44529in" draw:id="id314" draw:style-name="a901" draw:name="Connecteur droit 28">
          <svg:title/>
          <svg:desc/>
        </draw:connector>
        <draw:connector draw:type="line" svg:x1="1.34348in" svg:y1="3.19891in" svg:x2="1.12609in" svg:y2="3.19891in" draw:id="id315" draw:style-name="a902" draw:name="Connecteur droit 29">
          <svg:title/>
          <svg:desc/>
        </draw:connector>
        <draw:connector draw:type="line" svg:x1="1.34348in" svg:y1="2.96557in" svg:x2="1.12609in" svg:y2="2.96557in" draw:id="id316" draw:style-name="a903" draw:name="Connecteur droit 30">
          <svg:title/>
          <svg:desc/>
        </draw:connector>
        <draw:connector draw:type="line" svg:x1="1.34348in" svg:y1="2.74057in" svg:x2="1.12609in" svg:y2="2.74057in" draw:id="id317" draw:style-name="a904" draw:name="Connecteur droit 31">
          <svg:title/>
          <svg:desc/>
        </draw:connector>
        <draw:connector draw:type="line" svg:x1="1.34348in" svg:y1="2.51557in" svg:x2="1.12609in" svg:y2="2.51557in" draw:id="id318" draw:style-name="a905" draw:name="Connecteur droit 32">
          <svg:title/>
          <svg:desc/>
        </draw:connector>
        <draw:connector draw:type="line" svg:x1="1.34348in" svg:y1="2.29891in" svg:x2="1.05in" svg:y2="2.29891in" draw:id="id319" draw:style-name="a906" draw:name="Connecteur droit 33">
          <svg:title/>
          <svg:desc/>
        </draw:connector>
        <draw:connector draw:type="line" svg:x1="1.34348in" svg:y1="2.07391in" svg:x2="1.12609in" svg:y2="2.07391in" draw:id="id320" draw:style-name="a907" draw:name="Connecteur droit 34">
          <svg:title/>
          <svg:desc/>
        </draw:connector>
        <draw:connector draw:type="line" svg:x1="1.34348in" svg:y1="1.84057in" svg:x2="1.12609in" svg:y2="1.84057in" draw:id="id321" draw:style-name="a908" draw:name="Connecteur droit 35">
          <svg:title/>
          <svg:desc/>
        </draw:connector>
        <draw:connector draw:type="line" svg:x1="1.34348in" svg:y1="1.61557in" svg:x2="1.12609in" svg:y2="1.61557in" draw:id="id322" draw:style-name="a909" draw:name="Connecteur droit 36">
          <svg:title/>
          <svg:desc/>
        </draw:connector>
        <draw:connector draw:type="line" svg:x1="1.34348in" svg:y1="1.39057in" svg:x2="1.12609in" svg:y2="1.39057in" draw:id="id323" draw:style-name="a910" draw:name="Connecteur droit 37">
          <svg:title/>
          <svg:desc/>
        </draw:connector>
        <draw:connector draw:type="line" svg:x1="1.34348in" svg:y1="1.17391in" svg:x2="1.05in" svg:y2="1.17391in" draw:id="id324" draw:style-name="a911" draw:name="Connecteur droit 38">
          <svg:title/>
          <svg:desc/>
        </draw:connector>
        <draw:connector draw:type="line" svg:x1="1.34348in" svg:y1="0.95724in" svg:x2="1.12609in" svg:y2="0.95724in" draw:id="id325" draw:style-name="a912" draw:name="Connecteur droit 40">
          <svg:title/>
          <svg:desc/>
        </draw:connector>
        <draw:connector draw:type="line" svg:x1="1.34348in" svg:y1="0.72391in" svg:x2="1.12609in" svg:y2="0.72391in" draw:id="id326" draw:style-name="a913" draw:name="Connecteur droit 41">
          <svg:title/>
          <svg:desc/>
        </draw:connector>
        <draw:connector draw:type="line" svg:x1="1.34348in" svg:y1="0.49891in" svg:x2="1.12609in" svg:y2="0.49891in" draw:id="id327" draw:style-name="a914" draw:name="Connecteur droit 42">
          <svg:title/>
          <svg:desc/>
        </draw:connector>
        <draw:frame draw:id="id328" draw:style-name="a918" draw:name="ZoneTexte 51" svg:x="0.38889in" svg:y="5.51305in" svg:width="0.66799in" svg:height="0.40391in">
          <draw:text-box>
            <text:p text:style-name="a917" text:class-names="" text:cond-style-name=""><text:span text:style-name="a915" text:class-names="">50%</text:span><text:span text:style-name="a916" text:class-names=""/></text:p>
          </draw:text-box>
          <svg:title/>
          <svg:desc/>
        </draw:frame>
        <draw:frame draw:id="id329" draw:style-name="a922" draw:name="ZoneTexte 52" svg:x="0.29347in" svg:y="4.36195in" svg:width="0.76342in" svg:height="0.40391in">
          <draw:text-box>
            <text:p text:style-name="a921" text:class-names="" text:cond-style-name=""><text:span text:style-name="a919" text:class-names="">100%</text:span><text:span text:style-name="a920" text:class-names=""/></text:p>
          </draw:text-box>
          <svg:title/>
          <svg:desc/>
        </draw:frame>
        <draw:frame draw:id="id330" draw:style-name="a926" draw:name="ZoneTexte 53" svg:x="0.30651in" svg:y="3.22862in" svg:width="0.76342in" svg:height="0.40391in">
          <draw:text-box>
            <text:p text:style-name="a925" text:class-names="" text:cond-style-name=""><text:span text:style-name="a923" text:class-names="">150%</text:span><text:span text:style-name="a924" text:class-names=""/></text:p>
          </draw:text-box>
          <svg:title/>
          <svg:desc/>
        </draw:frame>
        <draw:frame draw:id="id331" draw:style-name="a930" draw:name="ZoneTexte 54" svg:x="0.29347in" svg:y="2.10362in" svg:width="0.78117in" svg:height="0.40391in">
          <draw:text-box>
            <text:p text:style-name="a929" text:class-names="" text:cond-style-name=""><text:span text:style-name="a927" text:class-names="">200%</text:span><text:span text:style-name="a928" text:class-names=""/></text:p>
          </draw:text-box>
          <svg:title/>
          <svg:desc/>
        </draw:frame>
        <draw:frame draw:id="id332" draw:style-name="a934" draw:name="ZoneTexte 55" svg:x="0.30651in" svg:y="0.95615in" svg:width="0.76958in" svg:height="0.40391in">
          <draw:text-box>
            <text:p text:style-name="a933" text:class-names="" text:cond-style-name=""><text:span text:style-name="a931" text:class-names="">250%</text:span><text:span text:style-name="a932" text:class-names=""/></text:p>
          </draw:text-box>
          <svg:title/>
          <svg:desc/>
        </draw:frame>
        <draw:frame draw:id="id333" draw:style-name="a938" draw:name="ZoneTexte 56" svg:x="0.95145in" svg:y="6.76058in" svg:width="0.56666in" svg:height="0.40391in">
          <draw:text-box>
            <text:p text:style-name="a937" text:class-names="" text:cond-style-name=""><text:span text:style-name="a935" text:class-names="">0</text:span><text:span text:style-name="a936" text:class-names=""/></text:p>
          </draw:text-box>
          <svg:title/>
          <svg:desc/>
        </draw:frame>
        <draw:connector draw:type="line" svg:x1="2.29312in" svg:y1="6.8292in" svg:x2="2.29312in" svg:y2="7.03115in" draw:id="id334" draw:style-name="a939" draw:name="Connecteur droit 58">
          <svg:title/>
          <svg:desc/>
        </draw:connector>
        <draw:connector draw:type="line" svg:x1="3.36534in" svg:y1="6.8292in" svg:x2="3.36534in" svg:y2="7.03115in" draw:id="id335" draw:style-name="a940" draw:name="Connecteur droit 59">
          <svg:title/>
          <svg:desc/>
        </draw:connector>
        <draw:connector draw:type="line" svg:x1="4.40145in" svg:y1="6.84058in" svg:x2="4.40145in" svg:y2="7.04253in" draw:id="id336" draw:style-name="a941" draw:name="Connecteur droit 60">
          <svg:title/>
          <svg:desc/>
        </draw:connector>
        <draw:connector draw:type="line" svg:x1="5.38478in" svg:y1="6.85409in" svg:x2="5.38478in" svg:y2="7.05604in" draw:id="id337" draw:style-name="a942" draw:name="Connecteur droit 61">
          <svg:title/>
          <svg:desc/>
        </draw:connector>
        <draw:connector draw:type="line" svg:x1="6.48478in" svg:y1="6.85409in" svg:x2="6.48478in" svg:y2="7.05604in" draw:id="id338" draw:style-name="a943" draw:name="Connecteur droit 62">
          <svg:title/>
          <svg:desc/>
        </draw:connector>
        <draw:connector draw:type="line" svg:x1="7.49312in" svg:y1="6.86547in" svg:x2="7.49312in" svg:y2="7.06742in" draw:id="id339" draw:style-name="a944" draw:name="Connecteur droit 63">
          <svg:title/>
          <svg:desc/>
        </draw:connector>
        <draw:connector draw:type="line" svg:x1="8.53478in" svg:y1="6.85409in" svg:x2="8.53478in" svg:y2="7.05604in" draw:id="id340" draw:style-name="a945" draw:name="Connecteur droit 64">
          <svg:title/>
          <svg:desc/>
        </draw:connector>
        <draw:connector draw:type="line" svg:x1="9.63478in" svg:y1="6.85409in" svg:x2="9.63478in" svg:y2="7.05604in" draw:id="id341" draw:style-name="a946" draw:name="Connecteur droit 65">
          <svg:title/>
          <svg:desc/>
        </draw:connector>
        <draw:connector draw:type="line" svg:x1="10.64312in" svg:y1="6.86547in" svg:x2="10.64312in" svg:y2="7.06742in" draw:id="id342" draw:style-name="a947" draw:name="Connecteur droit 66">
          <svg:title/>
          <svg:desc/>
        </draw:connector>
        <draw:connector draw:type="line" svg:x1="1.72645in" svg:y1="6.8292in" svg:x2="1.72645in" svg:y2="7.03115in" draw:id="id343" draw:style-name="a948" draw:name="Connecteur droit 67">
          <svg:title/>
          <svg:desc/>
        </draw:connector>
        <draw:connector draw:type="line" svg:x1="2.81812in" svg:y1="6.84489in" svg:x2="2.81812in" svg:y2="7.04684in" draw:id="id344" draw:style-name="a949" draw:name="Connecteur droit 68">
          <svg:title/>
          <svg:desc/>
        </draw:connector>
        <draw:connector draw:type="line" svg:x1="3.90145in" svg:y1="6.8334in" svg:x2="3.90145in" svg:y2="7.03535in" draw:id="id345" draw:style-name="a950" draw:name="Connecteur droit 69">
          <svg:title/>
          <svg:desc/>
        </draw:connector>
        <draw:connector draw:type="line" svg:x1="4.88478in" svg:y1="6.84076in" svg:x2="4.88478in" svg:y2="7.04271in" draw:id="id346" draw:style-name="a951" draw:name="Connecteur droit 70">
          <svg:title/>
          <svg:desc/>
        </draw:connector>
        <draw:connector draw:type="line" svg:x1="5.93478in" svg:y1="6.83311in" svg:x2="5.93478in" svg:y2="7.03507in" draw:id="id347" draw:style-name="a952" draw:name="Connecteur droit 71">
          <svg:title/>
          <svg:desc/>
        </draw:connector>
        <draw:connector draw:type="line" svg:x1="7.02645in" svg:y1="6.86547in" svg:x2="7.02645in" svg:y2="7.06742in" draw:id="id348" draw:style-name="a953" draw:name="Connecteur droit 72">
          <svg:title/>
          <svg:desc/>
        </draw:connector>
        <draw:connector draw:type="line" svg:x1="8.00978in" svg:y1="6.85409in" svg:x2="8.00978in" svg:y2="7.05604in" draw:id="id349" draw:style-name="a954" draw:name="Connecteur droit 73">
          <svg:title/>
          <svg:desc/>
        </draw:connector>
        <draw:connector draw:type="line" svg:x1="9.08478in" svg:y1="6.86156in" svg:x2="9.08478in" svg:y2="7.06351in" draw:id="id350" draw:style-name="a955" draw:name="Connecteur droit 74">
          <svg:title/>
          <svg:desc/>
        </draw:connector>
        <draw:connector draw:type="line" svg:x1="10.13478in" svg:y1="6.8676in" svg:x2="10.13478in" svg:y2="7.06955in" draw:id="id351" draw:style-name="a956" draw:name="Connecteur droit 75">
          <svg:title/>
          <svg:desc/>
        </draw:connector>
        <draw:connector draw:type="line" svg:x1="11.16812in" svg:y1="6.86156in" svg:x2="11.16812in" svg:y2="7.06351in" draw:id="id352" draw:style-name="a957" draw:name="Connecteur droit 76">
          <svg:title/>
          <svg:desc/>
        </draw:connector>
        <draw:connector draw:type="line" svg:x1="11.69589in" svg:y1="6.86156in" svg:x2="11.69589in" svg:y2="7.06351in" draw:id="id353" draw:style-name="a958" draw:name="Connecteur droit 78">
          <svg:title/>
          <svg:desc/>
        </draw:connector>
        <draw:frame draw:id="id354" draw:style-name="a962" draw:name="ZoneTexte 80" svg:x="3.75979in" svg:y="7.05604in" svg:width="0.56666in" svg:height="0.40391in">
          <draw:text-box>
            <text:p text:style-name="a961" text:class-names="" text:cond-style-name=""><text:span text:style-name="a959" text:class-names="">5</text:span><text:span text:style-name="a960" text:class-names=""/></text:p>
          </draw:text-box>
          <svg:title/>
          <svg:desc/>
        </draw:frame>
        <draw:frame draw:id="id355" draw:style-name="a966" draw:name="ZoneTexte 81" svg:x="6.27645in" svg:y="7.06351in" svg:width="0.56666in" svg:height="0.40391in">
          <draw:text-box>
            <text:p text:style-name="a965" text:class-names="" text:cond-style-name=""><text:span text:style-name="a963" text:class-names="">10</text:span><text:span text:style-name="a964" text:class-names=""/></text:p>
          </draw:text-box>
          <svg:title/>
          <svg:desc/>
        </draw:frame>
        <draw:frame draw:id="id356" draw:style-name="a970" draw:name="ZoneTexte 82" svg:x="8.81745in" svg:y="7.06842in" svg:width="0.53466in" svg:height="0.40391in">
          <draw:text-box>
            <text:p text:style-name="a969" text:class-names="" text:cond-style-name=""><text:span text:style-name="a967" text:class-names="">15</text:span><text:span text:style-name="a968" text:class-names=""/></text:p>
          </draw:text-box>
          <svg:title/>
          <svg:desc/>
        </draw:frame>
        <draw:frame draw:id="id357" draw:style-name="a974" draw:name="ZoneTexte 83" svg:x="11.54312in" svg:y="7.05273in" svg:width="0.56666in" svg:height="0.40391in">
          <draw:text-box>
            <text:p text:style-name="a973" text:class-names="" text:cond-style-name=""><text:span text:style-name="a971" text:class-names="">20</text:span><text:span text:style-name="a972" text:class-names=""/></text:p>
          </draw:text-box>
          <svg:title/>
          <svg:desc/>
        </draw:frame>
        <draw:custom-shape svg:x="1.34348in" svg:y="5.91253in" svg:width="7.1913in" svg:height="0.91451in" draw:id="id358" draw:style-name="a978" draw:name="Rectangle 84">
          <svg:title/>
          <svg:desc/>
          <text:p text:style-name="a977" text:class-names="" text:cond-style-name=""><text:span text:style-name="a975" text:class-names="">B</text:span><text:span text:style-name="a9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9" draw:style-name="a982" draw:name="ZoneTexte 77" svg:x="7.04348in" svg:y="1.32232in" svg:width="4.15942in" svg:height="0.63952in">
          <draw:text-box>
            <text:p text:style-name="a981" text:class-names="" text:cond-style-name=""><text:span text:style-name="a979" text:class-names="">Bureau d’étude</text:span><text:span text:style-name="a980" text:class-names=""/></text:p>
          </draw:text-box>
          <svg:title/>
          <svg:desc/>
        </draw:frame>
        <draw:custom-shape svg:x="5.39873in" svg:y="4.70592in" svg:width="1.03007in" svg:height="0.9146in" draw:id="id360" draw:style-name="a986" draw:name="Rectangle 79">
          <svg:title/>
          <svg:desc/>
          <text:p text:style-name="a985" text:class-names="" text:cond-style-name=""><text:span text:style-name="a983" text:class-names="">A</text:span><text:span text:style-name="a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9269in" svg:y="5.61513in" svg:width="1.03611in" svg:height="0.30271in" draw:id="id361" draw:style-name="a990" draw:name="Rectangle 86">
          <svg:title/>
          <svg:desc/>
          <text:p text:style-name="a989" text:class-names="" text:cond-style-name=""><text:span text:style-name="a987" text:class-names="">D</text:span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348in" svg:y="5.16058in" svg:width="4.0413in" svg:height="0.74899in" draw:id="id362" draw:style-name="a995" draw:name="Rectangle 87">
          <svg:title/>
          <svg:desc/>
          <text:p text:style-name="a992" text:class-names="" text:cond-style-name=""><text:span text:style-name="a991" text:class-names="">C</text:span></text:p>
          <text:p text:style-name="a994" text:class-names="" text:cond-style-name=""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43182in" svg:y1="4.70592in" svg:x2="1.34348in" svg:y2="4.70592in" draw:id="id363" draw:style-name="a997" draw:name="Connecteur droit 88">
          <svg:title/>
          <svg:desc/>
        </draw:connector>
        <draw:connector draw:type="line" svg:x1="5.39197in" svg:y1="6.80058in" svg:x2="5.39197in" svg:y2="5.91695in" draw:id="id364" draw:style-name="a999" draw:name="Connecteur droit 89">
          <svg:title/>
          <svg:desc/>
        </draw:connector>
        <draw:frame draw:id="id365" draw:style-name="a1004" draw:name="ZoneTexte 90" svg:x="1.27737in" svg:y="4.39971in" svg:width="0.64022in" svg:height="0.40391in">
          <draw:text-box>
            <text:p text:style-name="a1003" text:class-names="" text:cond-style-name=""><text:span text:style-name="a1000" text:class-names="">9</text:span><text:span text:style-name="a1001" text:class-names="">5%</text:span><text:span text:style-name="a1002" text:class-names=""/></text:p>
          </draw:text-box>
          <svg:title/>
          <svg:desc/>
        </draw:frame>
        <draw:custom-shape svg:x="6.43731in" svg:y="4.98805in" svg:width="2.09246in" svg:height="0.9146in" draw:id="id366" draw:style-name="a1008" draw:name="Rectangle 91">
          <svg:title/>
          <svg:desc/>
          <text:p text:style-name="a1007" text:class-names="" text:cond-style-name=""><text:span text:style-name="a1005" text:class-names="">A</text:span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2976in" svg:y="5.90563in" svg:width="3.16613in" svg:height="0.9146in" draw:id="id367" draw:style-name="a1012" draw:name="Rectangle 92">
          <svg:title/>
          <svg:desc/>
          <text:p text:style-name="a1011" text:class-names="" text:cond-style-name=""><text:span text:style-name="a1009" text:class-names="">A</text:span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4705in" svg:y1="6.84058in" svg:x2="6.4705in" svg:y2="5.95695in" draw:id="id368" draw:style-name="a1014" draw:name="Connecteur droit 93">
          <svg:title/>
          <svg:desc/>
        </draw:connector>
        <draw:connector draw:type="line" svg:x1="5.4083in" svg:y1="5.61513in" svg:x2="1.31996in" svg:y2="5.61513in" draw:id="id369" draw:style-name="a1016" draw:name="Connecteur droit 94">
          <svg:title/>
          <svg:desc/>
        </draw:connector>
        <draw:connector draw:type="line" svg:x1="6.4288in" svg:y1="4.98805in" svg:x2="1.31996in" svg:y2="4.98805in" draw:id="id370" draw:style-name="a1018" draw:name="Connecteur droit 95">
          <svg:title/>
          <svg:desc/>
        </draw:connector>
        <draw:frame draw:id="id371" draw:style-name="a1024" draw:name="ZoneTexte 85" svg:x="1.26424in" svg:y="5.09138in" svg:width="0.64022in" svg:height="0.40391in">
          <draw:text-box>
            <text:p text:style-name="a1023" text:class-names="" text:cond-style-name=""><text:span text:style-name="a1019" text:class-names="">7</text:span><text:span text:style-name="a1020" text:class-names="">5</text:span><text:span text:style-name="a1021" text:class-names="">%</text:span><text:span text:style-name="a1022" text:class-names=""/></text:p>
          </draw:text-box>
          <svg:title/>
          <svg:desc/>
        </draw:frame>
        <draw:frame draw:id="id372" draw:style-name="a1030" draw:name="ZoneTexte 96" svg:x="0.58675in" svg:y="4.79915in" svg:width="0.64022in" svg:height="0.40391in">
          <draw:text-box>
            <text:p text:style-name="a1029" text:class-names="" text:cond-style-name=""><text:span text:style-name="a1025" text:class-names="">8</text:span><text:span text:style-name="a1026" text:class-names="">0</text:span><text:span text:style-name="a1027" text:class-names="">%</text:span><text:span text:style-name="a1028" text:class-names=""/></text:p>
          </draw:text-box>
          <svg:title/>
          <svg:desc/>
        </draw:frame>
      </draw:page>
      <draw:page draw:name="Slide7" draw:style-name="a1031" draw:master-page-name="Master1-Layout1-title-Diapositive-de-titre" presentation:presentation-page-layout-name="Master1-PPL1" draw:id="Slide-262">
        <draw:connector draw:type="line" svg:x1="1.30435in" svg:y1="6.84058in" svg:x2="1.34348in" svg:y2="4.18056in" draw:id="id373" draw:style-name="a1033" draw:name="Connecteur droit avec flèche 8">
          <svg:title/>
          <svg:desc/>
        </draw:connector>
        <draw:connector draw:type="line" svg:x1="1.30435in" svg:y1="6.84058in" svg:x2="12.51389in" svg:y2="6.86156in" draw:id="id374" draw:style-name="a1035" draw:name="Connecteur droit avec flèche 9">
          <svg:title/>
          <svg:desc/>
        </draw:connector>
        <draw:connector draw:type="line" svg:x1="1.34348in" svg:y1="6.61195in" svg:x2="1.12609in" svg:y2="6.61195in" draw:id="id375" draw:style-name="a1036" draw:name="Connecteur droit 13">
          <svg:title/>
          <svg:desc/>
        </draw:connector>
        <draw:connector draw:type="line" svg:x1="1.34348in" svg:y1="6.37862in" svg:x2="1.12609in" svg:y2="6.37862in" draw:id="id376" draw:style-name="a1037" draw:name="Connecteur droit 14">
          <svg:title/>
          <svg:desc/>
        </draw:connector>
        <draw:connector draw:type="line" svg:x1="1.34348in" svg:y1="6.15362in" svg:x2="1.12609in" svg:y2="6.15362in" draw:id="id377" draw:style-name="a1038" draw:name="Connecteur droit 15">
          <svg:title/>
          <svg:desc/>
        </draw:connector>
        <draw:connector draw:type="line" svg:x1="1.34348in" svg:y1="5.92862in" svg:x2="1.12609in" svg:y2="5.92862in" draw:id="id378" draw:style-name="a1039" draw:name="Connecteur droit 16">
          <svg:title/>
          <svg:desc/>
        </draw:connector>
        <draw:connector draw:type="line" svg:x1="1.34348in" svg:y1="5.71195in" svg:x2="1.05in" svg:y2="5.71195in" draw:id="id379" draw:style-name="a1040" draw:name="Connecteur droit 17">
          <svg:title/>
          <svg:desc/>
        </draw:connector>
        <draw:connector draw:type="line" svg:x1="1.34348in" svg:y1="5.47862in" svg:x2="1.12609in" svg:y2="5.47862in" draw:id="id380" draw:style-name="a1041" draw:name="Connecteur droit 19">
          <svg:title/>
          <svg:desc/>
        </draw:connector>
        <draw:connector draw:type="line" svg:x1="1.34348in" svg:y1="5.24529in" svg:x2="1.12609in" svg:y2="5.24529in" draw:id="id381" draw:style-name="a1042" draw:name="Connecteur droit 20">
          <svg:title/>
          <svg:desc/>
        </draw:connector>
        <draw:connector draw:type="line" svg:x1="1.34348in" svg:y1="5.02029in" svg:x2="1.12609in" svg:y2="5.02029in" draw:id="id382" draw:style-name="a1043" draw:name="Connecteur droit 21">
          <svg:title/>
          <svg:desc/>
        </draw:connector>
        <draw:connector draw:type="line" svg:x1="1.34348in" svg:y1="4.79529in" svg:x2="1.12609in" svg:y2="4.79529in" draw:id="id383" draw:style-name="a1044" draw:name="Connecteur droit 22">
          <svg:title/>
          <svg:desc/>
        </draw:connector>
        <draw:connector draw:type="line" svg:x1="1.34348in" svg:y1="4.57862in" svg:x2="1.05in" svg:y2="4.57862in" draw:id="id384" draw:style-name="a1045" draw:name="Connecteur droit 23">
          <svg:title/>
          <svg:desc/>
        </draw:connector>
        <draw:frame draw:id="id385" draw:style-name="a1049" draw:name="ZoneTexte 51" svg:x="0.38889in" svg:y="5.51305in" svg:width="0.66799in" svg:height="0.40391in">
          <draw:text-box>
            <text:p text:style-name="a1048" text:class-names="" text:cond-style-name=""><text:span text:style-name="a1046" text:class-names="">50%</text:span><text:span text:style-name="a1047" text:class-names=""/></text:p>
          </draw:text-box>
          <svg:title/>
          <svg:desc/>
        </draw:frame>
        <draw:frame draw:id="id386" draw:style-name="a1053" draw:name="ZoneTexte 52" svg:x="0.29347in" svg:y="4.36195in" svg:width="0.76342in" svg:height="0.40391in">
          <draw:text-box>
            <text:p text:style-name="a1052" text:class-names="" text:cond-style-name=""><text:span text:style-name="a1050" text:class-names="">100%</text:span><text:span text:style-name="a1051" text:class-names=""/></text:p>
          </draw:text-box>
          <svg:title/>
          <svg:desc/>
        </draw:frame>
        <draw:frame draw:id="id387" draw:style-name="a1057" draw:name="ZoneTexte 56" svg:x="0.95145in" svg:y="6.76058in" svg:width="0.56666in" svg:height="0.40391in">
          <draw:text-box>
            <text:p text:style-name="a1056" text:class-names="" text:cond-style-name=""><text:span text:style-name="a1054" text:class-names="">0</text:span><text:span text:style-name="a1055" text:class-names=""/></text:p>
          </draw:text-box>
          <svg:title/>
          <svg:desc/>
        </draw:frame>
        <draw:connector draw:type="line" svg:x1="2.29312in" svg:y1="6.8292in" svg:x2="2.29312in" svg:y2="7.03115in" draw:id="id388" draw:style-name="a1058" draw:name="Connecteur droit 58">
          <svg:title/>
          <svg:desc/>
        </draw:connector>
        <draw:connector draw:type="line" svg:x1="3.36534in" svg:y1="6.8292in" svg:x2="3.36534in" svg:y2="7.03115in" draw:id="id389" draw:style-name="a1059" draw:name="Connecteur droit 59">
          <svg:title/>
          <svg:desc/>
        </draw:connector>
        <draw:connector draw:type="line" svg:x1="4.40145in" svg:y1="6.84058in" svg:x2="4.40145in" svg:y2="7.04253in" draw:id="id390" draw:style-name="a1060" draw:name="Connecteur droit 60">
          <svg:title/>
          <svg:desc/>
        </draw:connector>
        <draw:connector draw:type="line" svg:x1="5.38478in" svg:y1="6.85409in" svg:x2="5.38478in" svg:y2="7.05604in" draw:id="id391" draw:style-name="a1061" draw:name="Connecteur droit 61">
          <svg:title/>
          <svg:desc/>
        </draw:connector>
        <draw:connector draw:type="line" svg:x1="6.48478in" svg:y1="6.85409in" svg:x2="6.48478in" svg:y2="7.05604in" draw:id="id392" draw:style-name="a1062" draw:name="Connecteur droit 62">
          <svg:title/>
          <svg:desc/>
        </draw:connector>
        <draw:connector draw:type="line" svg:x1="7.49312in" svg:y1="6.86547in" svg:x2="7.49312in" svg:y2="7.06742in" draw:id="id393" draw:style-name="a1063" draw:name="Connecteur droit 63">
          <svg:title/>
          <svg:desc/>
        </draw:connector>
        <draw:connector draw:type="line" svg:x1="8.53478in" svg:y1="6.85409in" svg:x2="8.53478in" svg:y2="7.05604in" draw:id="id394" draw:style-name="a1064" draw:name="Connecteur droit 64">
          <svg:title/>
          <svg:desc/>
        </draw:connector>
        <draw:connector draw:type="line" svg:x1="9.63478in" svg:y1="6.85409in" svg:x2="9.63478in" svg:y2="7.05604in" draw:id="id395" draw:style-name="a1065" draw:name="Connecteur droit 65">
          <svg:title/>
          <svg:desc/>
        </draw:connector>
        <draw:connector draw:type="line" svg:x1="10.64312in" svg:y1="6.86547in" svg:x2="10.64312in" svg:y2="7.06742in" draw:id="id396" draw:style-name="a1066" draw:name="Connecteur droit 66">
          <svg:title/>
          <svg:desc/>
        </draw:connector>
        <draw:connector draw:type="line" svg:x1="1.72645in" svg:y1="6.8292in" svg:x2="1.72645in" svg:y2="7.03115in" draw:id="id397" draw:style-name="a1067" draw:name="Connecteur droit 67">
          <svg:title/>
          <svg:desc/>
        </draw:connector>
        <draw:connector draw:type="line" svg:x1="2.81812in" svg:y1="6.84489in" svg:x2="2.81812in" svg:y2="7.04684in" draw:id="id398" draw:style-name="a1068" draw:name="Connecteur droit 68">
          <svg:title/>
          <svg:desc/>
        </draw:connector>
        <draw:connector draw:type="line" svg:x1="3.90145in" svg:y1="6.8334in" svg:x2="3.90145in" svg:y2="7.03535in" draw:id="id399" draw:style-name="a1069" draw:name="Connecteur droit 69">
          <svg:title/>
          <svg:desc/>
        </draw:connector>
        <draw:connector draw:type="line" svg:x1="4.88478in" svg:y1="6.84076in" svg:x2="4.88478in" svg:y2="7.04271in" draw:id="id400" draw:style-name="a1070" draw:name="Connecteur droit 70">
          <svg:title/>
          <svg:desc/>
        </draw:connector>
        <draw:connector draw:type="line" svg:x1="5.93478in" svg:y1="6.83311in" svg:x2="5.93478in" svg:y2="7.03507in" draw:id="id401" draw:style-name="a1071" draw:name="Connecteur droit 71">
          <svg:title/>
          <svg:desc/>
        </draw:connector>
        <draw:connector draw:type="line" svg:x1="7.02645in" svg:y1="6.86547in" svg:x2="7.02645in" svg:y2="7.06742in" draw:id="id402" draw:style-name="a1072" draw:name="Connecteur droit 72">
          <svg:title/>
          <svg:desc/>
        </draw:connector>
        <draw:connector draw:type="line" svg:x1="8.00978in" svg:y1="6.85409in" svg:x2="8.00978in" svg:y2="7.05604in" draw:id="id403" draw:style-name="a1073" draw:name="Connecteur droit 73">
          <svg:title/>
          <svg:desc/>
        </draw:connector>
        <draw:connector draw:type="line" svg:x1="9.08478in" svg:y1="6.86156in" svg:x2="9.08478in" svg:y2="7.06351in" draw:id="id404" draw:style-name="a1074" draw:name="Connecteur droit 74">
          <svg:title/>
          <svg:desc/>
        </draw:connector>
        <draw:connector draw:type="line" svg:x1="10.13478in" svg:y1="6.8676in" svg:x2="10.13478in" svg:y2="7.06955in" draw:id="id405" draw:style-name="a1075" draw:name="Connecteur droit 75">
          <svg:title/>
          <svg:desc/>
        </draw:connector>
        <draw:connector draw:type="line" svg:x1="11.16812in" svg:y1="6.86156in" svg:x2="11.16812in" svg:y2="7.06351in" draw:id="id406" draw:style-name="a1076" draw:name="Connecteur droit 76">
          <svg:title/>
          <svg:desc/>
        </draw:connector>
        <draw:connector draw:type="line" svg:x1="11.69589in" svg:y1="6.86156in" svg:x2="11.69589in" svg:y2="7.06351in" draw:id="id407" draw:style-name="a1077" draw:name="Connecteur droit 78">
          <svg:title/>
          <svg:desc/>
        </draw:connector>
        <draw:frame draw:id="id408" draw:style-name="a1081" draw:name="ZoneTexte 80" svg:x="3.75979in" svg:y="7.05604in" svg:width="0.56666in" svg:height="0.40391in">
          <draw:text-box>
            <text:p text:style-name="a1080" text:class-names="" text:cond-style-name=""><text:span text:style-name="a1078" text:class-names="">5</text:span><text:span text:style-name="a1079" text:class-names=""/></text:p>
          </draw:text-box>
          <svg:title/>
          <svg:desc/>
        </draw:frame>
        <draw:frame draw:id="id409" draw:style-name="a1085" draw:name="ZoneTexte 81" svg:x="6.27645in" svg:y="7.06351in" svg:width="0.56666in" svg:height="0.40391in">
          <draw:text-box>
            <text:p text:style-name="a1084" text:class-names="" text:cond-style-name=""><text:span text:style-name="a1082" text:class-names="">10</text:span><text:span text:style-name="a1083" text:class-names=""/></text:p>
          </draw:text-box>
          <svg:title/>
          <svg:desc/>
        </draw:frame>
        <draw:frame draw:id="id410" draw:style-name="a1089" draw:name="ZoneTexte 82" svg:x="8.81745in" svg:y="7.06842in" svg:width="0.53466in" svg:height="0.40391in">
          <draw:text-box>
            <text:p text:style-name="a1088" text:class-names="" text:cond-style-name=""><text:span text:style-name="a1086" text:class-names="">15</text:span><text:span text:style-name="a1087" text:class-names=""/></text:p>
          </draw:text-box>
          <svg:title/>
          <svg:desc/>
        </draw:frame>
        <draw:frame draw:id="id411" draw:style-name="a1093" draw:name="ZoneTexte 83" svg:x="11.54312in" svg:y="7.05273in" svg:width="0.56666in" svg:height="0.40391in">
          <draw:text-box>
            <text:p text:style-name="a1092" text:class-names="" text:cond-style-name=""><text:span text:style-name="a1090" text:class-names="">20</text:span><text:span text:style-name="a1091" text:class-names=""/></text:p>
          </draw:text-box>
          <svg:title/>
          <svg:desc/>
        </draw:frame>
        <draw:custom-shape svg:x="1.34348in" svg:y="5.71195in" svg:width="7.1913in" svg:height="1.11509in" draw:id="id412" draw:style-name="a1097" draw:name="Rectangle 84">
          <svg:title/>
          <svg:desc/>
          <text:p text:style-name="a1096" text:class-names="" text:cond-style-name=""><text:span text:style-name="a1094" text:class-names="">B</text:span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3" draw:style-name="a1101" draw:name="ZoneTexte 77" svg:x="7.04348in" svg:y="1.32232in" svg:width="4.15942in" svg:height="0.63952in">
          <draw:text-box>
            <text:p text:style-name="a1100" text:class-names="" text:cond-style-name=""><text:span text:style-name="a1098" text:class-names="">Chaîne de fabrication</text:span><text:span text:style-name="a1099" text:class-names=""/></text:p>
          </draw:text-box>
          <svg:title/>
          <svg:desc/>
        </draw:frame>
        <draw:custom-shape svg:x="8.53537in" svg:y="4.60754in" svg:width="3.16052in" svg:height="2.227in" draw:id="id414" draw:style-name="a1105" draw:name="Rectangle 79">
          <svg:title/>
          <svg:desc/>
          <text:p text:style-name="a1104" text:class-names="" text:cond-style-name=""><text:span text:style-name="a1102" text:class-names="">A</text:span><text:span text:style-name="a11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8478in" svg:y="4.59935in" svg:width="2.625in" svg:height="1.09907in" draw:id="id415" draw:style-name="a1109" draw:name="Rectangle 86">
          <svg:title/>
          <svg:desc/>
          <text:p text:style-name="a1108" text:class-names="" text:cond-style-name=""><text:span text:style-name="a1106" text:class-names="">D</text:span><text:span text:style-name="a11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68in" svg:y="4.59529in" svg:width="4.03798in" svg:height="1.10313in" draw:id="id416" draw:style-name="a1113" draw:name="Rectangle 87">
          <svg:title/>
          <svg:desc/>
          <text:p text:style-name="a1112" text:class-names="" text:cond-style-name=""><text:span text:style-name="a1110" text:class-names="">C</text:span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1114" draw:master-page-name="Master1-Layout1-title-Diapositive-de-titre" presentation:presentation-page-layout-name="Master1-PPL1" draw:id="Slide-263">
        <draw:connector draw:type="line" svg:x1="1.30435in" svg:y1="6.84058in" svg:x2="1.34348in" svg:y2="4.22222in" draw:id="id417" draw:style-name="a1116" draw:name="Connecteur droit avec flèche 8">
          <svg:title/>
          <svg:desc/>
        </draw:connector>
        <draw:connector draw:type="line" svg:x1="1.30435in" svg:y1="6.84058in" svg:x2="6.84311in" svg:y2="6.81666in" draw:id="id418" draw:style-name="a1118" draw:name="Connecteur droit avec flèche 9">
          <svg:title/>
          <svg:desc/>
        </draw:connector>
        <draw:connector draw:type="line" svg:x1="1.34348in" svg:y1="6.61195in" svg:x2="1.12609in" svg:y2="6.61195in" draw:id="id419" draw:style-name="a1119" draw:name="Connecteur droit 13">
          <svg:title/>
          <svg:desc/>
        </draw:connector>
        <draw:connector draw:type="line" svg:x1="1.34348in" svg:y1="6.37862in" svg:x2="1.12609in" svg:y2="6.37862in" draw:id="id420" draw:style-name="a1120" draw:name="Connecteur droit 14">
          <svg:title/>
          <svg:desc/>
        </draw:connector>
        <draw:connector draw:type="line" svg:x1="1.34348in" svg:y1="6.15362in" svg:x2="1.12609in" svg:y2="6.15362in" draw:id="id421" draw:style-name="a1121" draw:name="Connecteur droit 15">
          <svg:title/>
          <svg:desc/>
        </draw:connector>
        <draw:connector draw:type="line" svg:x1="1.34348in" svg:y1="5.92862in" svg:x2="1.12609in" svg:y2="5.92862in" draw:id="id422" draw:style-name="a1122" draw:name="Connecteur droit 16">
          <svg:title/>
          <svg:desc/>
        </draw:connector>
        <draw:connector draw:type="line" svg:x1="1.34348in" svg:y1="5.71195in" svg:x2="1.05in" svg:y2="5.71195in" draw:id="id423" draw:style-name="a1123" draw:name="Connecteur droit 17">
          <svg:title/>
          <svg:desc/>
        </draw:connector>
        <draw:connector draw:type="line" svg:x1="1.34348in" svg:y1="5.47862in" svg:x2="1.12609in" svg:y2="5.47862in" draw:id="id424" draw:style-name="a1124" draw:name="Connecteur droit 19">
          <svg:title/>
          <svg:desc/>
        </draw:connector>
        <draw:connector draw:type="line" svg:x1="1.34348in" svg:y1="5.24529in" svg:x2="1.12609in" svg:y2="5.24529in" draw:id="id425" draw:style-name="a1125" draw:name="Connecteur droit 20">
          <svg:title/>
          <svg:desc/>
        </draw:connector>
        <draw:connector draw:type="line" svg:x1="1.34348in" svg:y1="5.02029in" svg:x2="1.12609in" svg:y2="5.02029in" draw:id="id426" draw:style-name="a1126" draw:name="Connecteur droit 21">
          <svg:title/>
          <svg:desc/>
        </draw:connector>
        <draw:connector draw:type="line" svg:x1="1.34348in" svg:y1="4.79529in" svg:x2="1.12609in" svg:y2="4.79529in" draw:id="id427" draw:style-name="a1127" draw:name="Connecteur droit 22">
          <svg:title/>
          <svg:desc/>
        </draw:connector>
        <draw:connector draw:type="line" svg:x1="1.34348in" svg:y1="4.57862in" svg:x2="1.05in" svg:y2="4.57862in" draw:id="id428" draw:style-name="a1128" draw:name="Connecteur droit 23">
          <svg:title/>
          <svg:desc/>
        </draw:connector>
        <draw:frame draw:id="id429" draw:style-name="a1132" draw:name="ZoneTexte 51" svg:x="0.38889in" svg:y="5.51305in" svg:width="0.66799in" svg:height="0.40391in">
          <draw:text-box>
            <text:p text:style-name="a1131" text:class-names="" text:cond-style-name=""><text:span text:style-name="a1129" text:class-names="">50%</text:span><text:span text:style-name="a1130" text:class-names=""/></text:p>
          </draw:text-box>
          <svg:title/>
          <svg:desc/>
        </draw:frame>
        <draw:frame draw:id="id430" draw:style-name="a1136" draw:name="ZoneTexte 52" svg:x="0.29347in" svg:y="4.36195in" svg:width="0.76342in" svg:height="0.40391in">
          <draw:text-box>
            <text:p text:style-name="a1135" text:class-names="" text:cond-style-name=""><text:span text:style-name="a1133" text:class-names="">100%</text:span><text:span text:style-name="a1134" text:class-names=""/></text:p>
          </draw:text-box>
          <svg:title/>
          <svg:desc/>
        </draw:frame>
        <draw:frame draw:id="id431" draw:style-name="a1140" draw:name="ZoneTexte 56" svg:x="0.95145in" svg:y="6.76058in" svg:width="0.56666in" svg:height="0.40391in">
          <draw:text-box>
            <text:p text:style-name="a1139" text:class-names="" text:cond-style-name=""><text:span text:style-name="a1137" text:class-names="">0</text:span><text:span text:style-name="a1138" text:class-names=""/></text:p>
          </draw:text-box>
          <svg:title/>
          <svg:desc/>
        </draw:frame>
        <draw:connector draw:type="line" svg:x1="2.29312in" svg:y1="6.8292in" svg:x2="2.29312in" svg:y2="7.03115in" draw:id="id432" draw:style-name="a1141" draw:name="Connecteur droit 58">
          <svg:title/>
          <svg:desc/>
        </draw:connector>
        <draw:connector draw:type="line" svg:x1="3.36534in" svg:y1="6.8292in" svg:x2="3.36534in" svg:y2="7.03115in" draw:id="id433" draw:style-name="a1142" draw:name="Connecteur droit 59">
          <svg:title/>
          <svg:desc/>
        </draw:connector>
        <draw:connector draw:type="line" svg:x1="4.40145in" svg:y1="6.84058in" svg:x2="4.40145in" svg:y2="7.04253in" draw:id="id434" draw:style-name="a1143" draw:name="Connecteur droit 60">
          <svg:title/>
          <svg:desc/>
        </draw:connector>
        <draw:connector draw:type="line" svg:x1="5.38478in" svg:y1="6.85409in" svg:x2="5.38478in" svg:y2="7.05604in" draw:id="id435" draw:style-name="a1144" draw:name="Connecteur droit 61">
          <svg:title/>
          <svg:desc/>
        </draw:connector>
        <draw:connector draw:type="line" svg:x1="6.48478in" svg:y1="6.85409in" svg:x2="6.48478in" svg:y2="7.05604in" draw:id="id436" draw:style-name="a1145" draw:name="Connecteur droit 62">
          <svg:title/>
          <svg:desc/>
        </draw:connector>
        <draw:connector draw:type="line" svg:x1="1.72645in" svg:y1="6.8292in" svg:x2="1.72645in" svg:y2="7.03115in" draw:id="id437" draw:style-name="a1146" draw:name="Connecteur droit 67">
          <svg:title/>
          <svg:desc/>
        </draw:connector>
        <draw:connector draw:type="line" svg:x1="2.81812in" svg:y1="6.84489in" svg:x2="2.81812in" svg:y2="7.04684in" draw:id="id438" draw:style-name="a1147" draw:name="Connecteur droit 68">
          <svg:title/>
          <svg:desc/>
        </draw:connector>
        <draw:connector draw:type="line" svg:x1="3.90145in" svg:y1="6.8334in" svg:x2="3.90145in" svg:y2="7.03535in" draw:id="id439" draw:style-name="a1148" draw:name="Connecteur droit 69">
          <svg:title/>
          <svg:desc/>
        </draw:connector>
        <draw:connector draw:type="line" svg:x1="4.88478in" svg:y1="6.84076in" svg:x2="4.88478in" svg:y2="7.04271in" draw:id="id440" draw:style-name="a1149" draw:name="Connecteur droit 70">
          <svg:title/>
          <svg:desc/>
        </draw:connector>
        <draw:connector draw:type="line" svg:x1="5.93478in" svg:y1="6.83311in" svg:x2="5.93478in" svg:y2="7.03507in" draw:id="id441" draw:style-name="a1150" draw:name="Connecteur droit 71">
          <svg:title/>
          <svg:desc/>
        </draw:connector>
        <draw:frame draw:id="id442" draw:style-name="a1154" draw:name="ZoneTexte 80" svg:x="3.75979in" svg:y="7.05604in" svg:width="0.56666in" svg:height="0.40391in">
          <draw:text-box>
            <text:p text:style-name="a1153" text:class-names="" text:cond-style-name=""><text:span text:style-name="a1151" text:class-names="">5</text:span><text:span text:style-name="a1152" text:class-names=""/></text:p>
          </draw:text-box>
          <svg:title/>
          <svg:desc/>
        </draw:frame>
        <draw:frame draw:id="id443" draw:style-name="a1158" draw:name="ZoneTexte 81" svg:x="6.27645in" svg:y="7.06351in" svg:width="0.56666in" svg:height="0.40391in">
          <draw:text-box>
            <text:p text:style-name="a1157" text:class-names="" text:cond-style-name=""><text:span text:style-name="a1155" text:class-names="">10</text:span><text:span text:style-name="a1156" text:class-names=""/></text:p>
          </draw:text-box>
          <svg:title/>
          <svg:desc/>
        </draw:frame>
        <draw:custom-shape svg:x="1.34348in" svg:y="5.70591in" svg:width="3.54129in" svg:height="1.12113in" draw:id="id444" draw:style-name="a1162" draw:name="Rectangle 84">
          <svg:title/>
          <svg:desc/>
          <text:p text:style-name="a1161" text:class-names="" text:cond-style-name=""><text:span text:style-name="a1159" text:class-names="">B</text:span><text:span text:style-name="a11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5" draw:style-name="a1167" draw:name="ZoneTexte 85" svg:x="0.56776in" svg:y="5.27029in" svg:width="0.64022in" svg:height="0.40391in">
          <draw:text-box>
            <text:p text:style-name="a1166" text:class-names="" text:cond-style-name=""><text:span text:style-name="a1163" text:class-names="">6</text:span><text:span text:style-name="a1164" text:class-names="">0%</text:span><text:span text:style-name="a1165" text:class-names=""/></text:p>
          </draw:text-box>
          <svg:title/>
          <svg:desc/>
        </draw:frame>
        <draw:frame draw:id="id446" draw:style-name="a1171" draw:name="ZoneTexte 77" svg:x="7.04348in" svg:y="1.32232in" svg:width="4.15942in" svg:height="1.17806in">
          <draw:text-box>
            <text:p text:style-name="a1170" text:class-names="" text:cond-style-name=""><text:span text:style-name="a1168" text:class-names="">Chaîne de fabrication (ingé)</text:span><text:span text:style-name="a1169" text:class-names=""/></text:p>
          </draw:text-box>
          <svg:title/>
          <svg:desc/>
        </draw:frame>
        <draw:custom-shape svg:x="4.88477in" svg:y="5.47862in" svg:width="1.04998in" svg:height="1.33589in" draw:id="id447" draw:style-name="a1175" draw:name="Rectangle 79">
          <svg:title/>
          <svg:desc/>
          <text:p text:style-name="a1174" text:class-names="" text:cond-style-name=""><text:span text:style-name="a1172" text:class-names="">A</text:span><text:span text:style-name="a1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6534in" svg:y="5.47862in" svg:width="1.51943in" svg:height="0.23005in" draw:id="id448" draw:style-name="a1179" draw:name="Rectangle 86">
          <svg:title/>
          <svg:desc/>
          <text:p text:style-name="a1178" text:class-names="" text:cond-style-name=""><text:span text:style-name="a1176" text:class-names="">D</text:span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4348in" svg:y="4.5858in" svg:width="2.02185in" svg:height="1.11652in" draw:id="id449" draw:style-name="a1183" draw:name="Rectangle 87">
          <svg:title/>
          <svg:desc/>
          <text:p text:style-name="a1182" text:class-names="" text:cond-style-name=""><text:span text:style-name="a1180" text:class-names="">C</text:span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38885in" svg:y1="5.47862in" svg:x2="1.34348in" svg:y2="5.47862in" draw:id="id450" draw:style-name="a1185" draw:name="Connecteur droit 88">
          <svg:title/>
          <svg:desc/>
        </draw:connector>
      </draw:page>
      <draw:page draw:name="Slide9" draw:style-name="a1186" draw:master-page-name="Master1-Layout1-title-Diapositive-de-titre" presentation:presentation-page-layout-name="Master1-PPL1" draw:id="Slide-264">
        <draw:connector draw:type="line" svg:x1="1.30435in" svg:y1="6.84058in" svg:x2="1.30435in" svg:y2="4.23188in" draw:id="id451" draw:style-name="a1188" draw:name="Connecteur droit avec flèche 8">
          <svg:title/>
          <svg:desc/>
        </draw:connector>
        <draw:connector draw:type="line" svg:x1="1.30435in" svg:y1="6.84058in" svg:x2="6.84311in" svg:y2="6.82278in" draw:id="id452" draw:style-name="a1190" draw:name="Connecteur droit avec flèche 9">
          <svg:title/>
          <svg:desc/>
        </draw:connector>
        <draw:connector draw:type="line" svg:x1="1.34348in" svg:y1="6.61195in" svg:x2="1.12609in" svg:y2="6.61195in" draw:id="id453" draw:style-name="a1191" draw:name="Connecteur droit 13">
          <svg:title/>
          <svg:desc/>
        </draw:connector>
        <draw:connector draw:type="line" svg:x1="1.34348in" svg:y1="6.37862in" svg:x2="1.12609in" svg:y2="6.37862in" draw:id="id454" draw:style-name="a1192" draw:name="Connecteur droit 14">
          <svg:title/>
          <svg:desc/>
        </draw:connector>
        <draw:connector draw:type="line" svg:x1="1.34348in" svg:y1="6.15362in" svg:x2="1.12609in" svg:y2="6.15362in" draw:id="id455" draw:style-name="a1193" draw:name="Connecteur droit 15">
          <svg:title/>
          <svg:desc/>
        </draw:connector>
        <draw:connector draw:type="line" svg:x1="1.34348in" svg:y1="5.92862in" svg:x2="1.12609in" svg:y2="5.92862in" draw:id="id456" draw:style-name="a1194" draw:name="Connecteur droit 16">
          <svg:title/>
          <svg:desc/>
        </draw:connector>
        <draw:connector draw:type="line" svg:x1="1.34348in" svg:y1="5.71195in" svg:x2="1.05in" svg:y2="5.71195in" draw:id="id457" draw:style-name="a1195" draw:name="Connecteur droit 17">
          <svg:title/>
          <svg:desc/>
        </draw:connector>
        <draw:connector draw:type="line" svg:x1="1.34348in" svg:y1="5.47862in" svg:x2="1.12609in" svg:y2="5.47862in" draw:id="id458" draw:style-name="a1196" draw:name="Connecteur droit 19">
          <svg:title/>
          <svg:desc/>
        </draw:connector>
        <draw:connector draw:type="line" svg:x1="1.34348in" svg:y1="5.24529in" svg:x2="1.12609in" svg:y2="5.24529in" draw:id="id459" draw:style-name="a1197" draw:name="Connecteur droit 20">
          <svg:title/>
          <svg:desc/>
        </draw:connector>
        <draw:connector draw:type="line" svg:x1="1.34348in" svg:y1="5.02029in" svg:x2="1.12609in" svg:y2="5.02029in" draw:id="id460" draw:style-name="a1198" draw:name="Connecteur droit 21">
          <svg:title/>
          <svg:desc/>
        </draw:connector>
        <draw:connector draw:type="line" svg:x1="1.34348in" svg:y1="4.79529in" svg:x2="1.12609in" svg:y2="4.79529in" draw:id="id461" draw:style-name="a1199" draw:name="Connecteur droit 22">
          <svg:title/>
          <svg:desc/>
        </draw:connector>
        <draw:connector draw:type="line" svg:x1="1.34348in" svg:y1="4.57862in" svg:x2="1.05in" svg:y2="4.57862in" draw:id="id462" draw:style-name="a1200" draw:name="Connecteur droit 23">
          <svg:title/>
          <svg:desc/>
        </draw:connector>
        <draw:frame draw:id="id463" draw:style-name="a1204" draw:name="ZoneTexte 51" svg:x="0.38889in" svg:y="5.51305in" svg:width="0.66799in" svg:height="0.40391in">
          <draw:text-box>
            <text:p text:style-name="a1203" text:class-names="" text:cond-style-name=""><text:span text:style-name="a1201" text:class-names="">50%</text:span><text:span text:style-name="a1202" text:class-names=""/></text:p>
          </draw:text-box>
          <svg:title/>
          <svg:desc/>
        </draw:frame>
        <draw:frame draw:id="id464" draw:style-name="a1208" draw:name="ZoneTexte 52" svg:x="0.29347in" svg:y="4.36195in" svg:width="0.76342in" svg:height="0.40391in">
          <draw:text-box>
            <text:p text:style-name="a1207" text:class-names="" text:cond-style-name=""><text:span text:style-name="a1205" text:class-names="">100%</text:span><text:span text:style-name="a1206" text:class-names=""/></text:p>
          </draw:text-box>
          <svg:title/>
          <svg:desc/>
        </draw:frame>
        <draw:frame draw:id="id465" draw:style-name="a1212" draw:name="ZoneTexte 56" svg:x="0.95145in" svg:y="6.76058in" svg:width="0.56666in" svg:height="0.40391in">
          <draw:text-box>
            <text:p text:style-name="a1211" text:class-names="" text:cond-style-name=""><text:span text:style-name="a1209" text:class-names="">0</text:span><text:span text:style-name="a1210" text:class-names=""/></text:p>
          </draw:text-box>
          <svg:title/>
          <svg:desc/>
        </draw:frame>
        <draw:connector draw:type="line" svg:x1="2.29312in" svg:y1="6.8292in" svg:x2="2.29312in" svg:y2="7.03115in" draw:id="id466" draw:style-name="a1213" draw:name="Connecteur droit 58">
          <svg:title/>
          <svg:desc/>
        </draw:connector>
        <draw:connector draw:type="line" svg:x1="3.36534in" svg:y1="6.8292in" svg:x2="3.36534in" svg:y2="7.03115in" draw:id="id467" draw:style-name="a1214" draw:name="Connecteur droit 59">
          <svg:title/>
          <svg:desc/>
        </draw:connector>
        <draw:connector draw:type="line" svg:x1="4.40145in" svg:y1="6.84058in" svg:x2="4.40145in" svg:y2="7.04253in" draw:id="id468" draw:style-name="a1215" draw:name="Connecteur droit 60">
          <svg:title/>
          <svg:desc/>
        </draw:connector>
        <draw:connector draw:type="line" svg:x1="5.38478in" svg:y1="6.85409in" svg:x2="5.38478in" svg:y2="7.05604in" draw:id="id469" draw:style-name="a1216" draw:name="Connecteur droit 61">
          <svg:title/>
          <svg:desc/>
        </draw:connector>
        <draw:connector draw:type="line" svg:x1="6.48478in" svg:y1="6.85409in" svg:x2="6.48478in" svg:y2="7.05604in" draw:id="id470" draw:style-name="a1217" draw:name="Connecteur droit 62">
          <svg:title/>
          <svg:desc/>
        </draw:connector>
        <draw:connector draw:type="line" svg:x1="1.72645in" svg:y1="6.8292in" svg:x2="1.72645in" svg:y2="7.03115in" draw:id="id471" draw:style-name="a1218" draw:name="Connecteur droit 67">
          <svg:title/>
          <svg:desc/>
        </draw:connector>
        <draw:connector draw:type="line" svg:x1="2.81812in" svg:y1="6.84489in" svg:x2="2.81812in" svg:y2="7.04684in" draw:id="id472" draw:style-name="a1219" draw:name="Connecteur droit 68">
          <svg:title/>
          <svg:desc/>
        </draw:connector>
        <draw:connector draw:type="line" svg:x1="3.90145in" svg:y1="6.8334in" svg:x2="3.90145in" svg:y2="7.03535in" draw:id="id473" draw:style-name="a1220" draw:name="Connecteur droit 69">
          <svg:title/>
          <svg:desc/>
        </draw:connector>
        <draw:connector draw:type="line" svg:x1="4.88478in" svg:y1="6.84076in" svg:x2="4.88478in" svg:y2="7.04271in" draw:id="id474" draw:style-name="a1221" draw:name="Connecteur droit 70">
          <svg:title/>
          <svg:desc/>
        </draw:connector>
        <draw:connector draw:type="line" svg:x1="5.93478in" svg:y1="6.83311in" svg:x2="5.93478in" svg:y2="7.03507in" draw:id="id475" draw:style-name="a1222" draw:name="Connecteur droit 71">
          <svg:title/>
          <svg:desc/>
        </draw:connector>
        <draw:frame draw:id="id476" draw:style-name="a1226" draw:name="ZoneTexte 80" svg:x="3.75979in" svg:y="7.05604in" svg:width="0.56666in" svg:height="0.40391in">
          <draw:text-box>
            <text:p text:style-name="a1225" text:class-names="" text:cond-style-name=""><text:span text:style-name="a1223" text:class-names="">5</text:span><text:span text:style-name="a1224" text:class-names=""/></text:p>
          </draw:text-box>
          <svg:title/>
          <svg:desc/>
        </draw:frame>
        <draw:frame draw:id="id477" draw:style-name="a1230" draw:name="ZoneTexte 81" svg:x="6.27645in" svg:y="7.06351in" svg:width="0.56666in" svg:height="0.40391in">
          <draw:text-box>
            <text:p text:style-name="a1229" text:class-names="" text:cond-style-name=""><text:span text:style-name="a1227" text:class-names="">10</text:span><text:span text:style-name="a1228" text:class-names=""/></text:p>
          </draw:text-box>
          <svg:title/>
          <svg:desc/>
        </draw:frame>
        <draw:custom-shape svg:x="1.34348in" svg:y="5.49126in" svg:width="3.5413in" svg:height="1.33578in" draw:id="id478" draw:style-name="a1237" draw:name="Rectangle 84">
          <svg:title/>
          <svg:desc/>
          <text:p text:style-name="a1232" text:class-names="" text:cond-style-name=""><text:span text:style-name="a1231" text:class-names="">B</text:span></text:p>
          <text:p text:style-name="a1234" text:class-names="" text:cond-style-name=""><text:span text:style-name="a1233" text:class-names=""/></text:p>
          <text:p text:style-name="a1236" text:class-names="" text:cond-style-name=""><text:span text:style-name="a1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9" draw:style-name="a1241" draw:name="ZoneTexte 77" svg:x="7.04348in" svg:y="1.32232in" svg:width="4.15942in" svg:height="0.63952in">
          <draw:text-box>
            <text:p text:style-name="a1240" text:class-names="" text:cond-style-name=""><text:span text:style-name="a1238" text:class-names="">Service d’achat</text:span><text:span text:style-name="a1239" text:class-names=""/></text:p>
          </draw:text-box>
          <svg:title/>
          <svg:desc/>
        </draw:frame>
        <draw:custom-shape svg:x="1.34348in" svg:y="4.60388in" svg:width="3.05797in" svg:height="0.89755in" draw:id="id480" draw:style-name="a1245" draw:name="Rectangle 79">
          <svg:title/>
          <svg:desc/>
          <text:p text:style-name="a1244" text:class-names="" text:cond-style-name=""><text:span text:style-name="a1242" text:class-names="">A</text:span><text:span text:style-name="a12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9172in" svg:y="6.15362in" svg:width="0.48427in" svg:height="0.65562in" draw:id="id481" draw:style-name="a1249" draw:name="Rectangle 86">
          <svg:title/>
          <svg:desc/>
          <text:p text:style-name="a1248" text:class-names="" text:cond-style-name=""><text:span text:style-name="a1246" text:class-names="">D</text:span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0098in" svg:y="4.59753in" svg:width="0.48427in" svg:height="0.90391in" draw:id="id482" draw:style-name="a1253" draw:name="Rectangle 87">
          <svg:title/>
          <svg:desc/>
          <text:p text:style-name="a1252" text:class-names="" text:cond-style-name=""><text:span text:style-name="a1250" text:class-names="">C</text:span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8478in" svg:y1="6.15915in" draw:start-shape="id478" draw:start-glue-point="1" svg:x2="1.32117in" svg:y2="6.15362in" draw:id="id483" draw:style-name="a1255" draw:name="Connecteur droit 88">
          <svg:title/>
          <svg:desc/>
        </draw:connector>
        <draw:frame draw:id="id484" draw:style-name="a1260" draw:name="ZoneTexte 89" svg:x="0.55483in" svg:y="5.93447in" svg:width="0.66799in" svg:height="0.40391in">
          <draw:text-box>
            <text:p text:style-name="a1259" text:class-names="" text:cond-style-name=""><text:span text:style-name="a1256" text:class-names="">3</text:span><text:span text:style-name="a1257" text:class-names="">0%</text:span><text:span text:style-name="a12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19" svg:viewBox="0 0 20 30" svg:d="m10 0-10 30h20z"/>
    <draw:marker draw:name="a497" svg:viewBox="0 0 20 30" svg:d="m10 0-10 30h20z"/>
    <draw:marker draw:name="a499" svg:viewBox="0 0 20 30" svg:d="m10 0-10 30h20z"/>
    <draw:marker draw:name="a816" svg:viewBox="0 0 20 30" svg:d="m10 0-10 30h20z"/>
    <draw:marker draw:name="a818" svg:viewBox="0 0 20 30" svg:d="m10 0-10 30h20z"/>
    <draw:marker draw:name="a1115" svg:viewBox="0 0 20 30" svg:d="m10 0-10 30h20z"/>
    <draw:marker draw:name="a1117" svg:viewBox="0 0 20 30" svg:d="m10 0-10 30h20z"/>
    <draw:marker draw:name="a1032" svg:viewBox="0 0 20 30" svg:d="m10 0-10 30h20z"/>
    <draw:marker draw:name="a883" svg:viewBox="0 0 20 30" svg:d="m10 0-10 30h20z"/>
    <draw:marker draw:name="a1034" svg:viewBox="0 0 20 30" svg:d="m10 0-10 30h20z"/>
    <draw:marker draw:name="a885" svg:viewBox="0 0 20 30" svg:d="m10 0-10 30h20z"/>
    <draw:marker draw:name="a1187" svg:viewBox="0 0 20 30" svg:d="m10 0-10 30h20z"/>
    <draw:marker draw:name="a606" svg:viewBox="0 0 20 30" svg:d="m10 0-10 30h20z"/>
    <draw:marker draw:name="a1189" svg:viewBox="0 0 20 30" svg:d="m10 0-10 30h20z"/>
    <draw:marker draw:name="a608" svg:viewBox="0 0 20 30" svg:d="m10 0-10 30h20z"/>
    <draw:marker draw:name="a381" svg:viewBox="0 0 20 30" svg:d="m10 0-10 30h20z"/>
    <draw:marker draw:name="a383" svg:viewBox="0 0 20 30" svg:d="m10 0-10 30h20z"/>
    <draw:marker draw:name="a717" svg:viewBox="0 0 20 30" svg:d="m10 0-10 30h20z"/>
    <draw:stroke-dash draw:name="a597" draw:display-name="Dash" draw:style="rect" draw:dots1="1" draw:dots1-length="0.09375in" draw:dots2="0" draw:dots2-length="0in" draw:distance="0.09375in"/>
    <draw:stroke-dash draw:name="a472" draw:display-name="Dash" draw:style="rect" draw:dots1="1" draw:dots1-length="0.09375in" draw:dots2="0" draw:dots2-length="0in" draw:distance="0.09375in"/>
    <draw:stroke-dash draw:name="a1254" draw:display-name="Dash" draw:style="rect" draw:dots1="1" draw:dots1-length="0.09375in" draw:dots2="0" draw:dots2-length="0in" draw:distance="0.09375in"/>
    <draw:stroke-dash draw:name="a474" draw:display-name="Dash" draw:style="rect" draw:dots1="1" draw:dots1-length="0.09375in" draw:dots2="0" draw:dots2-length="0in" draw:distance="0.09375in"/>
    <draw:stroke-dash draw:name="a797" draw:display-name="Dash" draw:style="rect" draw:dots1="1" draw:dots1-length="0.09375in" draw:dots2="0" draw:dots2-length="0in" draw:distance="0.09375in"/>
    <draw:stroke-dash draw:name="a996" draw:display-name="Dash" draw:style="rect" draw:dots1="1" draw:dots1-length="0.09375in" draw:dots2="0" draw:dots2-length="0in" draw:distance="0.09375in"/>
    <draw:stroke-dash draw:name="a998" draw:display-name="Dash" draw:style="rect" draw:dots1="1" draw:dots1-length="0.09375in" draw:dots2="0" draw:dots2-length="0in" draw:distance="0.09375in"/>
    <draw:stroke-dash draw:name="a1013" draw:display-name="Dash" draw:style="rect" draw:dots1="1" draw:dots1-length="0.09375in" draw:dots2="0" draw:dots2-length="0in" draw:distance="0.09375in"/>
    <draw:stroke-dash draw:name="a806" draw:display-name="Dash" draw:style="rect" draw:dots1="1" draw:dots1-length="0.09375in" draw:dots2="0" draw:dots2-length="0in" draw:distance="0.09375in"/>
    <draw:stroke-dash draw:name="a686" draw:display-name="Dash" draw:style="rect" draw:dots1="1" draw:dots1-length="0.09375in" draw:dots2="0" draw:dots2-length="0in" draw:distance="0.09375in"/>
    <draw:stroke-dash draw:name="a1015" draw:display-name="Dash" draw:style="rect" draw:dots1="1" draw:dots1-length="0.09375in" draw:dots2="0" draw:dots2-length="0in" draw:distance="0.09375in"/>
    <draw:stroke-dash draw:name="a688" draw:display-name="Dash" draw:style="rect" draw:dots1="1" draw:dots1-length="0.09375in" draw:dots2="0" draw:dots2-length="0in" draw:distance="0.09375in"/>
    <draw:stroke-dash draw:name="a694" draw:display-name="Dash" draw:style="rect" draw:dots1="1" draw:dots1-length="0.09375in" draw:dots2="0" draw:dots2-length="0in" draw:distance="0.09375in"/>
    <draw:stroke-dash draw:name="a1017" draw:display-name="Dash" draw:style="rect" draw:dots1="1" draw:dots1-length="0.09375in" draw:dots2="0" draw:dots2-length="0in" draw:distance="0.09375in"/>
    <draw:stroke-dash draw:name="a696" draw:display-name="Dash" draw:style="rect" draw:dots1="1" draw:dots1-length="0.09375in" draw:dots2="0" draw:dots2-length="0in" draw:distance="0.09375in"/>
    <draw:stroke-dash draw:name="a790" draw:display-name="Dash" draw:style="rect" draw:dots1="1" draw:dots1-length="0.09375in" draw:dots2="0" draw:dots2-length="0in" draw:distance="0.09375in"/>
    <draw:stroke-dash draw:name="a1184" draw:display-name="Dash" draw:style="rect" draw:dots1="1" draw:dots1-length="0.09375in" draw:dots2="0" draw:dots2-length="0in" draw:distance="0.0937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ILAZZO Christopher</meta:initial-creator>
    <dc:creator>MILAZZO Christopher</dc:creator>
    <meta:creation-date>2020-06-26T15:06:25Z</meta:creation-date>
    <dc:date>2020-06-26T20:28:04Z</dc:date>
    <meta:editing-cycles>3</meta:editing-cycles>
    <meta:editing-duration>PT19299S</meta:editing-duration>
    <meta:document-statistic meta:paragraph-count="135" meta:word-count="203"/>
  </office:meta>
</office:document-meta>
</file>